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officeooo:paragraph-rsid="0048f929" fo:background-color="transparent"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c9672"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2aacf1"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8417f"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b4bd8"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2b721"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43f8fd"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30a249" officeooo:paragraph-rsid="003a5830"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340a7c" officeooo:paragraph-rsid="00340a7c"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fo:color="#0000ff"/>
    </style:style>
    <style:style style:name="P7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officeooo:paragraph-rsid="001e1274" fo:background-color="transparent" style:font-style-asian="italic" style:font-style-complex="italic"/>
    </style:style>
    <style:style style:name="P91" style:family="paragraph" style:parent-style-name="Text_20_body">
      <style:paragraph-properties fo:text-align="justify" style:justify-single-word="false"/>
    </style:style>
    <style:style style:name="P92" style:family="paragraph" style:parent-style-name="Text_20_body">
      <style:text-properties fo:language="ru" fo:country="RU"/>
    </style:style>
    <style:style style:name="P93" style:family="paragraph" style:parent-style-name="Text_20_body">
      <loext:graphic-properties draw:fill="solid" draw:fill-color="#eeeeee" draw:opacity="100%"/>
      <style:paragraph-properties fo:background-color="#eeeeee"/>
      <style:text-properties fo:language="ru" fo:country="RU"/>
    </style:style>
    <style:style style:name="P9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5" style:family="paragraph" style:parent-style-name="Text_20_body">
      <loext:graphic-properties draw:fill="solid" draw:fill-color="#eeeeee" draw:opacity="100%"/>
      <style:paragraph-properties fo:background-color="#eeeeee"/>
    </style:style>
    <style:style style:name="P96" style:family="paragraph" style:parent-style-name="First_20_line_20_indent">
      <loext:graphic-properties draw:fill="solid" draw:fill-color="#eeeeee" draw:opacity="100%"/>
      <style:paragraph-properties fo:background-color="#eeeeee"/>
      <style:text-properties fo:language="ru" fo:country="RU"/>
    </style:style>
    <style:style style:name="P9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8" style:family="paragraph" style:parent-style-name="Text_20_body">
      <style:paragraph-properties fo:margin-left="0in" fo:margin-right="0in" fo:text-align="justify" style:justify-single-word="false" fo:text-indent="0in" style:auto-text-indent="false"/>
    </style:style>
    <style:style style:name="P99" style:family="paragraph" style:parent-style-name="Text_20_body">
      <style:paragraph-properties fo:margin-left="0in" fo:margin-right="0in" fo:text-align="justify" style:justify-single-word="false" fo:text-indent="0in" style:auto-text-indent="false"/>
      <style:text-properties fo:color="#800000"/>
    </style:style>
    <style:style style:name="P10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1" style:family="paragraph" style:parent-style-name="Text_20_body">
      <style:paragraph-properties fo:margin-left="0in" fo:margin-right="0in" fo:text-align="center" style:justify-single-word="false" fo:text-indent="0in" style:auto-text-indent="false"/>
    </style:style>
    <style:style style:name="P10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1" style:family="paragraph" style:parent-style-name="Footnote">
      <style:paragraph-properties fo:margin-left="0in" fo:margin-right="0in" fo:text-indent="0in" style:auto-text-indent="false"/>
      <style:text-properties fo:language="en" fo:country="US"/>
    </style:style>
    <style:style style:name="P112" style:family="paragraph" style:parent-style-name="Footnote">
      <style:text-properties fo:language="en" fo:country="US"/>
    </style:style>
    <style:style style:name="P113" style:family="paragraph" style:parent-style-name="Footnote">
      <style:text-properties fo:language="ru" fo:country="RU"/>
    </style:style>
    <style:style style:name="P114" style:family="paragraph" style:parent-style-name="Footnote">
      <style:text-properties style:use-window-font-color="true"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1">
      <style:paragraph-properties fo:text-align="justify" style:justify-single-word="false"/>
      <style:text-properties fo:language="ru" fo:country="RU"/>
    </style:style>
    <style:style style:name="P125" style:family="paragraph" style:parent-style-name="Text_20_body" style:list-style-name="L2">
      <style:paragraph-properties fo:text-align="justify" style:justify-single-word="false"/>
      <style:text-properties fo:language="ru" fo:country="RU"/>
    </style:style>
    <style:style style:name="P12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7" style:family="paragraph" style:parent-style-name="Text_20_body" style:list-style-name="L3">
      <style:text-properties fo:language="ru" fo:country="RU"/>
    </style:style>
    <style:style style:name="P12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paragraph-rsid="00531066" style:font-style-asian="normal" style:font-style-complex="normal"/>
    </style:style>
    <style:style style:name="P130" style:family="paragraph" style:parent-style-name="Text_20_body">
      <style:paragraph-properties fo:margin-left="0in" fo:margin-right="0in" fo:text-align="justify" style:justify-single-word="false" fo:text-indent="0.1965in" style:auto-text-indent="false"/>
      <style:text-properties fo:color="#800000" officeooo:paragraph-rsid="0048f929"/>
    </style:style>
    <style:style style:name="P1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531066" style:font-style-asian="normal" style:font-style-complex="normal"/>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531066" style:font-style-asian="normal" style:font-style-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officeooo:rsid="00630cab" officeooo:paragraph-rsid="00630cab" style:font-style-asian="italic" style:font-style-complex="italic"/>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53a298" fo:background-color="transparent" style:font-style-asian="italic" style:font-style-complex="italic"/>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633918" fo:background-color="transparent" style:font-style-asian="italic" style:font-style-complex="italic"/>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544e44" officeooo:paragraph-rsid="00544e44" fo:background-color="transparent" style:font-style-asian="italic" style:font-style-complex="italic"/>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5764bb" officeooo:paragraph-rsid="005764bb" fo:background-color="transparent" style:font-style-asian="italic" style:font-style-complex="italic"/>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5764bb" officeooo:paragraph-rsid="005f42d8" fo:background-color="transparent" style:font-style-asian="italic" style:font-style-complex="italic"/>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630cab" officeooo:paragraph-rsid="00630cab" fo:background-color="transparent" style:font-style-asian="italic" style:font-style-complex="italic"/>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4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48" style:family="paragraph" style:parent-style-name="Heading_20_1">
      <loext:graphic-properties draw:fill="solid" draw:fill-color="#eeeeee" draw:opacity="100%"/>
      <style:paragraph-properties fo:background-color="#eeeeee"/>
    </style:style>
    <style:style style:name="P149" style:family="paragraph" style:parent-style-name="Heading_20_1">
      <style:paragraph-properties fo:margin-left="0in" fo:margin-right="0in" fo:text-align="center" style:justify-single-word="false" fo:text-indent="0.1965in" style:auto-text-indent="false"/>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loext:graphic-properties draw:fill="solid" draw:fill-color="#eeeeee" draw:opacity="100%"/>
      <style:paragraph-properties fo:background-color="#eeeeee"/>
      <style:text-properties fo:language="ru" fo:country="RU"/>
    </style:style>
    <style:style style:name="P153" style:family="paragraph" style:parent-style-name="Heading_20_2">
      <loext:graphic-properties draw:fill="solid" draw:fill-color="#eeeeee" draw:opacity="100%"/>
      <style:paragraph-properties fo:background-color="#eeeee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officeooo:rsid="0048f929"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officeooo:rsid="001fbafa"/>
    </style:style>
    <style:style style:name="T8" style:family="text">
      <style:text-properties fo:language="ru" fo:country="RU" officeooo:rsid="00561592"/>
    </style:style>
    <style:style style:name="T9" style:family="text">
      <style:text-properties fo:language="ru" fo:country="RU" officeooo:rsid="00630cab"/>
    </style:style>
    <style:style style:name="T10" style:family="text">
      <style:text-properties fo:language="ru" fo:country="RU" officeooo:rsid="00666de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officeooo:rsid="00531066" fo:background-color="transparent" loext:char-shading-value="0"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officeooo:rsid="001e1274"/>
    </style:style>
    <style:style style:name="T18" style:family="text">
      <style:text-properties fo:language="en" fo:country="US" officeooo:rsid="003457d2"/>
    </style:style>
    <style:style style:name="T19" style:family="text">
      <style:text-properties fo:language="en" fo:country="US" officeooo:rsid="00368160"/>
    </style:style>
    <style:style style:name="T20" style:family="text">
      <style:text-properties fo:language="en" fo:country="US" officeooo:rsid="0030a249"/>
    </style:style>
    <style:style style:name="T21" style:family="text">
      <style:text-properties fo:language="en" fo:country="US" officeooo:rsid="005afe09"/>
    </style:style>
    <style:style style:name="T22" style:family="text">
      <style:text-properties fo:language="en" fo:country="US" officeooo:rsid="005c73b1"/>
    </style:style>
    <style:style style:name="T23" style:family="text">
      <style:text-properties fo:language="en" fo:country="US" officeooo:rsid="00633918"/>
    </style:style>
    <style:style style:name="T24" style:family="text">
      <style:text-properties fo:color="#ff3333"/>
    </style:style>
    <style:style style:name="T25" style:family="text">
      <style:text-properties fo:color="#ff3333" fo:language="ru" fo:country="RU"/>
    </style:style>
    <style:style style:name="T26" style:family="text">
      <style:text-properties fo:color="#ff3333" fo:language="ru" fo:country="RU" fo:font-style="normal" style:font-style-asian="normal" style:font-style-complex="normal"/>
    </style:style>
    <style:style style:name="T27" style:family="text">
      <style:text-properties fo:color="#ff3333" fo:font-style="normal" style:font-style-asian="normal" style:font-style-complex="normal"/>
    </style:style>
    <style:style style:name="T28" style:family="text">
      <style:text-properties fo:font-style="italic" style:font-style-asian="italic" style:font-style-complex="italic"/>
    </style:style>
    <style:style style:name="T29" style:family="text">
      <style:text-properties fo:color="#6666ff" fo:language="ru" fo:country="RU"/>
    </style:style>
    <style:style style:name="T30" style:family="text">
      <style:text-properties fo:color="#800000"/>
    </style:style>
    <style:style style:name="T31" style:family="text">
      <style:text-properties fo:color="#800000" fo:language="ru" fo:country="RU"/>
    </style:style>
    <style:style style:name="T32" style:family="text">
      <style:text-properties fo:color="#800000" fo:language="ru" fo:country="RU" fo:font-style="normal" fo:background-color="transparent" loext:char-shading-value="0" style:font-style-asian="normal" style:font-style-complex="normal"/>
    </style:style>
    <style:style style:name="T33" style:family="text">
      <style:text-properties fo:color="#800000" fo:language="ru" fo:country="RU" fo:font-style="normal" style:font-style-asian="normal" style:font-style-complex="normal"/>
    </style:style>
    <style:style style:name="T34" style:family="text">
      <style:text-properties fo:color="#800000" fo:language="ru" fo:country="RU" fo:background-color="transparent" loext:char-shading-value="0"/>
    </style:style>
    <style:style style:name="T35" style:family="text">
      <style:text-properties fo:color="#800000" fo:language="en" fo:country="US"/>
    </style:style>
    <style:style style:name="T36" style:family="text">
      <style:text-properties fo:color="#800000" fo:language="en" fo:country="US" fo:font-style="normal" style:font-style-asian="normal" style:font-style-complex="normal"/>
    </style:style>
    <style:style style:name="T37" style:family="text">
      <style:text-properties fo:color="#ff6600"/>
    </style:style>
    <style:style style:name="T38" style:family="text">
      <style:text-properties fo:color="#ff6600" fo:language="ru" fo:country="RU"/>
    </style:style>
    <style:style style:name="T39" style:family="text">
      <style:text-properties fo:font-weight="bold" style:font-weight-asian="bold" style:font-weight-complex="bold"/>
    </style:style>
    <style:style style:name="T40" style:family="text">
      <style:text-properties fo:font-weight="bold" officeooo:rsid="005c73b1" style:font-weight-asian="bold" style:font-weight-complex="bold"/>
    </style:style>
    <style:style style:name="T41" style:family="text">
      <style:text-properties style:use-window-font-color="true"/>
    </style:style>
    <style:style style:name="T42" style:family="text">
      <style:text-properties style:use-window-font-color="true" fo:language="ru" fo:country="RU"/>
    </style:style>
    <style:style style:name="T43" style:family="text">
      <style:text-properties style:use-window-font-color="true" fo:language="ru" fo:country="RU" fo:font-style="normal" style:font-style-asian="normal" style:font-style-complex="normal"/>
    </style:style>
    <style:style style:name="T44" style:family="text">
      <style:text-properties style:use-window-font-color="true" fo:language="ru" fo:country="RU" fo:font-style="normal" fo:font-weight="normal" style:font-style-asian="normal" style:font-weight-asian="normal" style:font-style-complex="normal" style:font-weight-complex="normal"/>
    </style:style>
    <style:style style:name="T45" style:family="text">
      <style:text-properties style:use-window-font-color="true" fo:language="ru" fo:country="RU" fo:font-style="italic" style:font-style-asian="italic" style:font-style-complex="italic"/>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background-color="transparent" loext:char-shading-value="0" style:font-style-asian="normal" style:font-style-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font-style="normal" style:font-style-asian="normal" style:font-style-complex="normal"/>
    </style:style>
    <style:style style:name="T59" style:family="text">
      <style:text-properties fo:color="#0066ff"/>
    </style:style>
    <style:style style:name="T60" style:family="text">
      <style:text-properties fo:color="#0066ff" fo:language="en" fo:country="US" fo:font-style="normal" fo:background-color="transparent" loext:char-shading-value="0" style:font-style-asian="normal" style:font-style-complex="normal"/>
    </style:style>
    <style:style style:name="T61" style:family="text">
      <style:text-properties fo:background-color="#ffff00" loext:char-shading-value="0"/>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font-weight="normal" officeooo:rsid="00237b85" style:font-weight-asian="normal" style:font-weight-complex="normal"/>
    </style:style>
    <style:style style:name="T65" style:family="text">
      <style:text-properties officeooo:rsid="001e1274"/>
    </style:style>
    <style:style style:name="T66" style:family="text">
      <style:text-properties officeooo:rsid="00211e47"/>
    </style:style>
    <style:style style:name="T67" style:family="text">
      <style:text-properties officeooo:rsid="002376d5"/>
    </style:style>
    <style:style style:name="T68" style:family="text">
      <style:text-properties officeooo:rsid="002509f7"/>
    </style:style>
    <style:style style:name="T69" style:family="text">
      <style:text-properties officeooo:rsid="002625bc"/>
    </style:style>
    <style:style style:name="T70" style:family="text">
      <style:text-properties style:text-underline-style="none"/>
    </style:style>
    <style:style style:name="T71" style:family="text">
      <style:text-properties style:text-underline-style="none" officeooo:rsid="002625bc"/>
    </style:style>
    <style:style style:name="T72" style:family="text">
      <style:text-properties style:text-underline-style="none" officeooo:rsid="002bd3ca"/>
    </style:style>
    <style:style style:name="T73" style:family="text">
      <style:text-properties style:text-underline-style="none" officeooo:rsid="002c2d13"/>
    </style:style>
    <style:style style:name="T74" style:family="text">
      <style:text-properties officeooo:rsid="0029280e"/>
    </style:style>
    <style:style style:name="T75" style:family="text">
      <style:text-properties officeooo:rsid="002aacf1"/>
    </style:style>
    <style:style style:name="T76" style:family="text">
      <style:text-properties officeooo:rsid="002b0f04"/>
    </style:style>
    <style:style style:name="T77" style:family="text">
      <style:text-properties officeooo:rsid="0030a249"/>
    </style:style>
    <style:style style:name="T78" style:family="text">
      <style:text-properties officeooo:rsid="003457d2"/>
    </style:style>
    <style:style style:name="T79" style:family="text">
      <style:text-properties officeooo:rsid="0035d449"/>
    </style:style>
    <style:style style:name="T80" style:family="text">
      <style:text-properties officeooo:rsid="003a3f9e"/>
    </style:style>
    <style:style style:name="T81" style:family="text">
      <style:text-properties officeooo:rsid="003a5830"/>
    </style:style>
    <style:style style:name="T82" style:family="text">
      <style:text-properties officeooo:rsid="003b4bd8"/>
    </style:style>
    <style:style style:name="T83" style:family="text">
      <style:text-properties officeooo:rsid="0040193d"/>
    </style:style>
    <style:style style:name="T84" style:family="text">
      <style:text-properties officeooo:rsid="004041e3"/>
    </style:style>
    <style:style style:name="T85" style:family="text">
      <style:text-properties officeooo:rsid="004596ab"/>
    </style:style>
    <style:style style:name="T86" style:family="text">
      <style:text-properties officeooo:rsid="0049d643"/>
    </style:style>
    <style:style style:name="T87" style:family="text">
      <style:text-properties officeooo:rsid="004cc65b"/>
    </style:style>
    <style:style style:name="T88" style:family="text">
      <style:text-properties officeooo:rsid="004ee3ef"/>
    </style:style>
    <style:style style:name="T89" style:family="text">
      <style:text-properties officeooo:rsid="00531066"/>
    </style:style>
    <style:style style:name="T90" style:family="text">
      <style:text-properties officeooo:rsid="0054ca13"/>
    </style:style>
    <style:style style:name="T91" style:family="text">
      <style:text-properties officeooo:rsid="00588bb1"/>
    </style:style>
    <style:style style:name="T92" style:family="text">
      <style:text-properties officeooo:rsid="005937db"/>
    </style:style>
    <style:style style:name="T93" style:family="text">
      <style:text-properties officeooo:rsid="005c73b1"/>
    </style:style>
    <style:style style:name="T94" style:family="text">
      <style:text-properties officeooo:rsid="005f42d8"/>
    </style:style>
    <style:style style:name="T95" style:family="text">
      <style:text-properties officeooo:rsid="00633918"/>
    </style:style>
    <style:style style:name="T96" style:family="text">
      <style:text-properties officeooo:rsid="0063f97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967250947162296462" text:style-name="L1">
        <text:list-item>
          <text:p text:style-name="P123">добавить детектив <text:span text:style-name="T1">(реализовано)</text:span>+ магические уроки/трактаты Старсвирла (реализовано)</text:p>
        </text:list-item>
        <text:list-item>
          <text:p text:style-name="P124">Терра несколько раз пытается убить Макса (один раз — в аквапарке). Несколько раз Макса спасает Селестия (даёт приказы Нексусу)</text:p>
        </text:list-item>
        <text:list-item>
          <text:p text:style-name="P124">Книги:</text:p>
        </text:list-item>
      </text:list>
      <text:list xml:id="list5486863952429354527" text:style-name="L2">
        <text:list-item>
          <text:p text:style-name="P125">«Великие грифоны прошлого» - из канона (5<text:span text:style-name="T11">s8e)</text:span></text:p>
        </text:list-item>
        <text:list-item>
          <text:p text:style-name="P125">«Высшие заклинания в повседневном использовании: от песчинки до дворца»</text:p>
        </text:list-item>
        <text:list-item>
          <text:p text:style-name="P126">«Малоизвестные аспекты магии трансформаций»</text:p>
        </text:list-item>
        <text:list-item>
          <text:p text:style-name="P12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5">Дасти Вейфарер «Зебрианская культура, быт и фольклор»</text:p>
        </text:list-item>
        <text:list-item>
          <text:p text:style-name="P125">«Краткая история Эквестрии»</text:p>
        </text:list-item>
        <text:list-item>
          <text:p text:style-name="P125">«Шедевры архитектуры Эквестрии» с разделом о Кантерлотском Королевском Дворце</text:p>
        </text:list-item>
        <text:list-item>
          <text:p text:style-name="P125">«Великие дела и великие чары». Страница 893: …</text:p>
        </text:list-item>
        <text:list-item>
          <text:p text:style-name="P125">«Природа Проклятий» - обмен</text:p>
        </text:list-item>
        <text:list-item>
          <text:p text:style-name="P125">«<text:span text:style-name="T52">Магия для Чайников</text:span>» - обмен</text:p>
        </text:list-item>
        <text:list-item>
          <text:p text:style-name="P125">«Энциклопедия Арканум» - обмен</text:p>
        </text:list-item>
        <text:list-item>
          <text:p text:style-name="P125">«О Гейсах» - обмен</text:p>
        </text:list-item>
        <text:list-item>
          <text:p text:style-name="P125">«<text:span text:style-name="T61">Тайны Тайных Наук</text:span>» - обмен</text:p>
        </text:list-item>
        <text:list-item>
          <text:p text:style-name="P126">«Основы Заклятий» - обмен</text:p>
        </text:list-item>
        <text:list-item>
          <text:p text:style-name="P125">«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6241707695200052645" text:style-name="L3">
        <text:list-item>
          <text:p text:style-name="P12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7">Селестия — переменчивая пони. В одно время не строгая, а в другое может быть такой, что страшно становится</text:p>
        </text:list-item>
        <text:list-item>
          <text:p text:style-name="P127">У Селестии были такие элементы гармонии: Магия, Доброта, Смех. У Луны — Верность, Честность, Щедрость. (ксенофазия)</text:p>
        </text:list-item>
        <text:list-item>
          <text:p text:style-name="P12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7">Около 820-ти лет назад будущий маг Лайтнинг Стар поступил на обучение к наставнику Тииспоту</text:p>
        </text:list-item>
        <text:list-item>
          <text:p text:style-name="P12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7">У Селестии грива и хвост развеваются и переливаются от магического шампуня</text:p>
        </text:list-item>
        <text:list-item>
          <text:p text:style-name="P127">Тело Селестии очень крепкое — может выдержать несколько тонн земли</text:p>
        </text:list-item>
        <text:list-item>
          <text:p text:style-name="P127">Дискорд намного старше принцесс, его магия сильнее ихней на голову</text:p>
        </text:list-item>
        <text:list-item>
          <text:p text:style-name="P127">Луна младше Селестии на 3 года. Сёстрам около 5000 лет. По другим данным, Селестии около 2500 лет (Обмен).</text:p>
        </text:list-item>
        <text:list-item>
          <text:p text:style-name="P127">Принцессы начали войну с Дискордом в возрасте, когда им было около 700 лет — и продолжалась война почти сто лет</text:p>
        </text:list-item>
        <text:list-item>
          <text:p text:style-name="P127">Самый главный враг сестёр и Дискорда — скука</text:p>
        </text:list-item>
        <text:list-item>
          <text:p text:style-name="P127">В Эквестрии на одного жеребца приходится четыре - пять кобыл</text:p>
        </text:list-item>
        <text:list-item>
          <text:p text:style-name="P12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7">Селестия в первые полторы тысячи лет путешествовала — и заварила несколько войн (две — с Эквестрией, в одной была против Луны)</text:p>
        </text:list-item>
        <text:list-item>
          <text:p text:style-name="P127">Настоящий цвет гривы Селестии — клубнично-розовая. Радужный цвет гривы и хвоста поддерживается магией</text:p>
        </text:list-item>
        <text:list-item>
          <text:p text:style-name="P127">Кроме Дискорда, старше сестёр ещё старейшина драконов</text:p>
        </text:list-item>
        <text:list-item>
          <text:p text:style-name="P127">Кэйденс не прожила и 60-ти лет и является низкорожденной</text:p>
        </text:list-item>
        <text:list-item>
          <text:p text:style-name="P127">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7">Народ тихо фигел от нововведений и с ещё большим ожесточением продолжал делать по-своему</text:p>
        </text:list-item>
        <text:list-item>
          <text:p text:style-name="P12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7">Когда пони женятся, они обмениваются ножными браслетами</text:p>
        </text:list-item>
        <text:list-item>
          <text:p text:style-name="P127">Светилами, кроме сестёр, могут управлять единороги (группы), Дискорд, Твайлайт и Старсвирл</text:p>
        </text:list-item>
        <text:list-item>
          <text:p text:style-name="P127">Королева Кризалис — правительница Зелёной Долины</text:p>
        </text:list-item>
        <text:list-item>
          <text:p text:style-name="P127">Мать Луны и Селестии — аликорн Лорен. Мать Дискорда — Алиса (пони-человек)</text:p>
        </text:list-item>
        <text:list-item>
          <text:p text:style-name="P12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1">Искусственный интеллект. Создан Владом и Максом. Разработан для управления корпорациями.</text:p>
      <text:h text:style-name="Heading_20_3" text:outline-level="3">Норф</text:h>
      <text:p text:style-name="P9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1">(2500 ?)</text:span>. Страдает о скуки.</text:p>
      <text:h text:style-name="Heading_20_3" text:outline-level="3">Луна</text:h>
      <text:p text:style-name="P9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8">Единорог. Холост, молод, мечтателен. Живёт в Кантерлоте. В свободное время рисует облака.</text:p>
      <text:h text:style-name="Heading_20_3" text:outline-level="3">Алекс</text:h>
      <text:p text:style-name="P98">Менеджер проектов, над одним из которых (Нексус) работает Макс.</text:p>
      <text:h text:style-name="Heading_20_3" text:outline-level="3">Ростик</text:h>
      <text:p text:style-name="P98">Лидер команды тестировщиков</text:p>
      <text:h text:style-name="Heading_20_3" text:outline-level="3">Стас</text:h>
      <text:p text:style-name="P98">Программист-новичок в команде Макса.</text:p>
      <text:h text:style-name="Heading_20_3" text:outline-level="3"><text:soft-page-break/>Рома</text:h>
      <text:p text:style-name="P98">Программист в команде UI-программистов</text:p>
      <text:h text:style-name="Heading_20_3" text:outline-level="3">Анджела</text:h>
      <text:p text:style-name="P98">Сисадмин. Флиртует с Максом.</text:p>
      <text:p text:style-name="P98"/>
      <text:h text:style-name="Heading_20_2" text:outline-level="2">Положения</text:h>
      <text:p text:style-name="P9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0" text:outline-level="2">1. Терра</text:h>
      <text:p text:style-name="P27">музыка - кондовая электронная, холодная и отчаянная (Electronics “Disappointed”)</text:p>
      <text:p text:style-name="P10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3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1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11">RnD-</text:span><text:span text:style-name="T1">зоны</text:span><text:span text:style-name="T1"><text:note text:id="ftn3" text:note-class="footnote"><text:note-citation>3</text:note-citation><text:note-body><text:p text:style-name="P11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9">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8"><text:span text:style-name="T11">&gt;\</text:span>Привет, Нексус. Это Макс.</text:p>
      <text:p text:style-name="P68"><text:span text:style-name="T11">&lt;\</text:span>Привет Макс. <text:span text:style-name="T1">Рад тебя видеть. Где ты отсутствовал три дня?</text:span></text:p>
      <text:p text:style-name="P68"><text:span text:style-name="T11">&gt;\</text:span><text:span text:style-name="T1">Неважно.</text:span><text:span text:style-name="T11"> </text:span>Выдай <text:span text:style-name="T1">общую </text:span>диагностику <text:span text:style-name="T1">на экран</text:span> в сжатом формате.</text:p>
      <text:p text:style-name="P25"/>
      <text:p text:style-name="P39">Так, что тут у нас? По логам видно, что <text:s/>три последних запроса вызвали сбои в работе кластера и заставили перегрузиться один из хостов.</text:p>
      <text:p text:style-name="P39">Введём-ка парочку <text:span text:style-name="T1">простейших</text:span> вопросов <text:span text:style-name="T1">для разминки</text:span>.</text:p>
      <text:p text:style-name="P39"/>
      <text:p text:style-name="P68"><text:span text:style-name="T11">&gt;\</text:span>Как называется наш проект?</text:p>
      <text:p text:style-name="P68"><text:span text:style-name="T11">&lt;\</text:span>Дайсон.</text:p>
      <text:p text:style-name="P68"><text:span text:style-name="T11">&gt;\</text:span>Сколько тебе лет?</text:p>
      <text:p text:style-name="P68"><text:soft-page-break/><text:span text:style-name="T11">&lt;\</text:span>Два года с начала запуска кластера.</text:p>
      <text:p text:style-name="P68"><text:span text:style-name="T11">&gt;\</text:span>Какой сейчас год?</text:p>
      <text:p text:style-name="P68"><text:span text:style-name="T11">&gt;\</text:span>202<text:span text:style-name="T1">1</text:span>-й.</text:p>
      <text:p text:style-name="P26"/>
      <text:p text:style-name="P39">Так, на закрытые словарные вопросы ответы есть <text:span text:style-name="T1">—</text:span> значит, речевой транслятор и база знаний в порядке.</text:p>
      <text:p text:style-name="P39">Проверим бизнес-логику на тестовой задачке.</text:p>
      <text:p text:style-name="P38"/>
      <text:p text:style-name="P68"><text:span text:style-name="T11">&gt;\</text:span>Нексус, отключи память <text:span text:style-name="T1">заданий</text:span> за последнюю неделю.</text:p>
      <text:p text:style-name="P68"><text:span text:style-name="T11">&lt;\</text:span>Выполнено.</text:p>
      <text:p text:style-name="P68"><text:span text:style-name="T11">&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8"><text:span text:style-name="T11">&lt;\</text:span><text:span text:style-name="T1">Тебя понял. Читаю задачу...</text:span></text:p>
      <text:p text:style-name="P6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9">Ограничени<text:span text:style-name="T1">е 1:</text:span><text:span text:style-name="T11"> </text:span><text:span text:style-name="T1">нельзя</text:span> подать в суд на компанию Б и ждать результатов, так как за время разбирательства компания А обанкротится.</text:p>
      <text:p text:style-name="P69">Ограничени<text:span text:style-name="T1">е 2: решение должно находиться в правовых рамках уголовного и административного кодекса.</text:span></text:p>
      <text:p text:style-name="P69">Задание:<text:span text:style-name="T11">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9"><text:span text:style-name="T11">&lt;\</text:span><text:span text:style-name="T1">Выполняю задачу</text:span>...</text:p>
      <text:p text:style-name="P69"><text:span text:style-name="T11">&lt;\</text:span>...</text:p>
      <text:p text:style-name="P69"><text:span text:style-name="T11">&lt;\</text:span>Решение:</text:p>
      <text:p text:style-name="P69"><text:span text:style-name="T11">&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9"><text:span text:style-name="T11">&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1">:47.bmf»</text:span></text:p>
      <text:p text:style-name="P25"/>
      <text:p text:style-name="P34">&lt;<text:span text:style-name="T1">как-то говённо. Улучшить</text:span>&gt;</text:p>
      <text:p text:style-name="P39">Хм, не понял? Ч<text:span text:style-name="T1">ё</text:span> за хрень?</text:p>
      <text:p text:style-name="P39"/>
      <text:p text:style-name="P68"><text:span text:style-name="T11">&gt;</text:span>\Нексус, почему ты используешь жёсткие настройки <text:span text:style-name="T1">для решения задачи</text:span>?</text:p>
      <text:p text:style-name="P68"><text:span text:style-name="T11">&lt;\</text:span>Настройки правильные, <text:span text:style-name="T1">Макс</text:span>.</text:p>
      <text:p text:style-name="P26"/>
      <text:p text:style-name="P39">Хм. Кто-то из релиз-команды лажанулся <text:span text:style-name="T1">с бизнес-настройками</text:span><text:span text:style-name="T11">?</text:span> Ладно, <text:span text:style-name="T1">это не моё дело, на стабильность работы это не влияет. П</text:span>роехали.</text:p>
      <text:p text:style-name="P39"><text:span text:style-name="T1">Ч</text:span>то у нас с аналитикой?</text:p>
      <text:p text:style-name="P16"/>
      <text:p text:style-name="P68"><text:span text:style-name="T11">&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39">Вместо ответа Нексус выплюнул в консоль длинную строку букв и служебных символов, среди которых бросилась в глаза строка “<text:span text:style-name="T39">incompartible interface Analytics v.0.93 beta</text:span>”</text:p>
      <text:p text:style-name="P39">Ага, уже теплее.</text:p>
      <text:p text:style-name="P39"/>
      <text:p text:style-name="P68"><text:span text:style-name="T11">&gt;</text:span>\Нексус, выдай <text:span text:style-name="T1">краткую </text:span>диагностику модулей <text:span text:style-name="T1">аналитики</text:span></text:p>
      <text:p text:style-name="P39"/>
      <text:p text:style-name="P39">Йо! </text:p>
      <text:p text:style-name="P39">Видеокамеры молча наблюдают за поднятым вверх <text:span text:style-name="T1">большим пальцем</text:span>.</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11">–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1">– </text:span>Окей. Спасибо, Макс. <text:span text:style-name="T1">Выручил.</text:span></text:p>
      <text:p text:style-name="P3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9"><text:span text:style-name="T1">– </text:span>Ааа, понятно. Ну ладно, у меня всё. <text:span text:style-name="T1">Отбой</text:span>!</text:p>
      <text:p text:style-name="P40"><text:span text:style-name="T1">– Отбой</text:span>. <text:span text:style-name="T1">Ещё раз спасибо, что помог. Жаль, что ты ушёл</text:span><text:span text:style-name="T11">.</text:span></text:p>
      <text:p text:style-name="P75">Гудки.</text:p>
      <text:p text:style-name="P39"><text:soft-page-break/><text:span text:style-name="T1">У</text:span>ходя попрощался с охранником, <text:span text:style-name="T1">увлечённо исследующим тему педофилии</text:span>.</text:p>
      <text:p text:style-name="P39">Всё, свободен. Хотя <text:s/><text:span text:style-name="T1">воскресенье</text:span> уже испорчен<text:span text:style-name="T1">о</text:span>.</text:p>
      <text:p text:style-name="P39"/>
      <text:p text:style-name="P101">***</text:p>
      <text:p text:style-name="P101"/>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2">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3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1">&lt;</text:span><text:span text:style-name="T31">месяц</text:span><text:span text:style-name="T11">&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2">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8">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1">Музыка быстрая, тревожная, надорваная и печальная (Pet Shop Boys “So Hard” ?)</text:p>
      <text:p text:style-name="P29"/>
      <text:p text:style-name="P9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9"/>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3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31">Описание получше. Подземелье</text:span><text:span text:style-name="T11">&gt; Воздух вокруг был буквально наэлектризован некой силой. Чувствовалось напряжение огромных </text:span><text:soft-page-break/><text:span text:style-name="T11">масштабов, как если бы стоял внутри трансформаторной будки.</text:span></text:p>
      <text:p text:style-name="P1"><text:span text:style-name="T1">–</text:span> Так это и есть наш <text:span text:style-name="T46">проводник</text:span>??? А?!! Ахахахахахаха!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2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1">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1">верх</text:span>…</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4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3">Спи, сестра моя родная,<text:line-break/>Спи. Усни.<text:line-break/>Крыльями тебя укрою,<text:line-break/>Спи. Усни.</text:p><text:p text:style-name="P113"><text:tab/>В чаще тёмной волки воют,<text:line-break/>Спи. Усни.</text:p><text:p text:style-name="P113"><text:tab/>В мрачном замке духи ноют,<text:line-break/>Спи. Усни.</text:p><text:p text:style-name="P113"><text:tab/>Сказки вечность нам читает,<text:line-break/>Спи. Усни.<text:line-break/>День осенний угасает,<text:line-break/>Спи. Усни.<text:line-break/>Помни только в сне глубоком,</text:p><text:p text:style-name="P11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3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4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lt;<text:span text:style-name="T3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11">3. </text:span>Кантерлот</text:h>
      <text:p text:style-name="P72">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7998031944006507703" text:style-name="L4">
        <text:list-item>
          <text:p text:style-name="P12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8"><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11"><text:s/>Сколько страниц сегодня нахреначили?</text:p><text:p text:style-name="P112">– <text:span text:style-name="T1">Восемь, учитель!</text:span></text:p><text:p text:style-name="P112">– Отлично. Надиктую ещё две и сбегаешь за кофе.</text:p></text:note-body></text:note></text:span></text:p>
        </text:list-item>
      </text:list>
      <text:p text:style-name="P7"/>
      <text:p text:style-name="P11">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и юркой колеснице удалялся в сторону Жеребячьих<text:span text:style-name="T30">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0"><text:span text:style-name="T11">Как раз на спуске в нижний </text:span><text:span text:style-name="T1">город</text:span><text:span text:style-name="T11">,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41">парящие платформы.</text:span> Но дворцовым бюрократам необязательно ж знать, КАК я их уничтожаю, хе-хе! Некоторые из <text:span text:style-name="T41">платформ </text:span>уничтожаются путём <text:span text:style-name="T1">усиленного</text:span> износа, будучи частью экспериментальных колесниц! “Лорен” я сделал на базе <text:span text:style-name="T4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1">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2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30">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1">За прошедшие дни я уже привык и к магии, и к разумным эквиноподобным и даже </text:span><text:span text:style-name="T1">к вегетарианскому рациону</text:span><text:span text:style-name="T11">.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3">– А по-моему, ты не…</text:p>
      <text:p text:style-name="P41"><text:span text:style-name="T12">– Так, я попрошу! – перебила меня венценосная кобыла. – Давай, ты не будешь лезть в мои дела, а я не буду</text:span><text:span text:style-name="T5">… эээ… ммм…</text:span></text:p>
      <text:p text:style-name="P43">– Не будешь что?</text:p>
      <text:p text:style-name="P49">Селестия нахмурилась и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text:span>Макс, не надо...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1">.</text:span></text:p>
      <text:p text:style-name="P49"><text:span text:style-name="T11">Аликорница уселась н</text:span>а пол <text:span text:style-name="T11">и прижала копыто к груди.</text:span></text:p>
      <text:p text:style-name="P43">– Да будет так! Сим заявляю, что отныне и впредь буду общаться с тобой на равных, человек Макс. Слово Селестии!</text:p>
      <text:p text:style-name="P49"><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1">– </text:span>Вот, читай отсюда. <text:span text:style-name="T11">– а</text:span>ликорница подчеркнула абзац копытом.</text:p>
      <text:p text:style-name="P49"><text:soft-page-break/></text:p>
      <text:p text:style-name="P51">***</text:p>
      <text:p text:style-name="P51"/>
      <text:p text:style-name="P5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5">Но величайшая справедливость юниверсума заключается в том, что не существует безвыходных положений. Всегда есть надежда.</text:p>
      <text:p text:style-name="P5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lt;<text:span text:style-name="T30">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text:soft-page-break/>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text:soft-page-break/>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Кентаврячьи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3">– <text:s/>Давай я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3">–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3"><text:soft-page-break/><text:span text:style-name="T1">– Занавес. </text:span>– <text:s/><text:span text:style-name="T1">подытожил я.</text:span></text:p>
      <text:p text:style-name="P43"/>
      <text:h text:style-name="P151" text:outline-level="2"><text:span text:style-name="T11">5. </text:span>Индиго</text:h>
      <text:p text:style-name="P43"/>
      <text:p text:style-name="P4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text:soft-page-break/>–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text:soft-page-break/>– Аааа, я его знаю!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1">***</text:p>
      <text:p text:style-name="P49">&lt;<text:span text:style-name="T56">Depeche Mode - Painkiller</text:span>&gt;</text:p>
      <text:p text:style-name="P5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0">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text:soft-page-break/>–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 Вроде да. Хотя, по-моему, дело уже не в муравьях.</text:p>
      <text:p text:style-name="P49">– По-моему, тоже. – рассмеялась аликорница. – Продолжай...</text:p>
      <text:p text:style-name="P49"/>
      <text:h text:style-name="P150" text:outline-level="2">6. Стыд</text:h>
      <text:p text:style-name="P49"/>
      <text:p text:style-name="P55">~~~ Завтра на семь в библиотеке ~~~</text:p>
      <text:p text:style-name="P55"/>
      <text:p text:style-name="P49">–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1">***</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7">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0">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3">—</text:span> осень, за осенью <text:span text:style-name="T43">—</text:span> зима. <text:s/>Если пошёл дождь, должно быть мокро, если выпал снег <text:span text:style-name="T4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8">смущаются</text:span> меня, хотя я <text:span text:style-name="T10">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0">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4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1">***</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Тия&lt;<text:span text:style-name="T24">Сел !!!</text:span>&gt;. Если хочешь.</text:p>
      <text:p text:style-name="P49">– Хорошо. До встречи, Тия.</text:p>
      <text:p text:style-name="P49">– До встречи, Макс.</text:p>
      <text:p text:style-name="P49"/>
      <text:h text:style-name="Heading_20_2" text:outline-level="2"><text:span text:style-name="T1">8</text:span>. <text:span text:style-name="T11">40-6</text:span></text:h>
      <text:p text:style-name="P73">Mark Knopfler — Hill Farmers Blues — или на следующую главу (прощание)</text:p>
      <text:p text:style-name="P49"/>
      <text:p text:style-name="P5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0">Истончения </text:span>(быть может, к счастью). Всё, что я могу <text:span text:style-name="T11">— оставить тебе напутствие.</text:span></text:p>
      <text:p text:style-name="P55"><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5"><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5">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5">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5">Удачи!</text:p>
      <text:p text:style-name="P43">…</text:p>
      <text:p text:style-name="P43"/>
      <text:p text:style-name="P49">Тоже мне, философ выискался, Диоген копытный! Вот не люблю, когда всякие "гуру" с глубокомысленным видом порют чушь. Эквестрия <text:span text:style-name="T13">—</text:span> отличная страна, пони <text:span text:style-name="T13">— </text:span><text:span text:style-name="T11">прекрасные создания, порядки тут отличные! Чисто, культурно, вежливо. Дворецкий </text:span><text:span text:style-name="T13">—</text:span><text:span text:style-name="T11">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7">— вся архитектура явно </text:span><text:span text:style-name="T43">была </text:span><text:span text:style-name="T47">заточена под крылатых. Таких, для которых приземлиться на балкон в тронном зале или уйти через портик на крыше</text:span><text:span text:style-name="T58"> </text:span><text:span text:style-name="T47">—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3">Каменный пол комнаты был покрыт розовым ковром с длиннейшим ворсом.</text:span><text:span text:style-name="T47"> </text:span><text:span text:style-name="T43">Его центр занимал высокий </text:span><text:span text:style-name="T47">кругл</text:span><text:span text:style-name="T43">ый</text:span><text:span text:style-name="T47"> </text:span><text:span text:style-name="T43">футон</text:span><text:span text:style-name="T47"> </text:span><text:span text:style-name="T43">с</text:span><text:span text:style-name="T47"> велик</text:span><text:span text:style-name="T43">им</text:span><text:span text:style-name="T47"> множество</text:span><text:span text:style-name="T43">м</text:span><text:span text:style-name="T4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3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49">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text:soft-page-break/>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3"><text:span text:style-name="T1">–</text:span> Мы же договорились! Тия!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Тия виновато сморщила нос.</text:p>
      <text:p text:style-name="P4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4">Мне печалиться не стоит</text:p><text:p text:style-name="P114">Жизнь прекрасна и ярка</text:p><text:p text:style-name="P114">Телом молода, душою —</text:p><text:p text:style-name="P114">Как дракон морской мудра</text:p><text:p text:style-name="P114"/><text:p text:style-name="P114">Я видала взлёт империй,</text:p><text:p text:style-name="P114">Я жила среди легенд,</text:p><text:p text:style-name="P114">Древней магии мистерий</text:p><text:p text:style-name="P114">Я прилежнейший студент</text:p><text:p text:style-name="P114"/><text:p text:style-name="P114">Обожаема народом,</text:p><text:p text:style-name="P114">Уважаема врагом,</text:p><text:p text:style-name="P114">Но друзей моих немного,</text:p><text:p text:style-name="P114">Но жжёт душу холодом</text:p><text:p text:style-name="P114"/><text:p text:style-name="P114">Одинока и печальна,</text:p><text:p text:style-name="P114">Недоступна и строга,</text:p><text:p text:style-name="P114">Потеряла изначальный</text:p><text:p text:style-name="P114">Смысл жизни навсегда</text:p><text:p text:style-name="P114"/><text:p text:style-name="P114">Жизнь моя теперь публична,</text:p><text:p text:style-name="P114">Жизнь моя теперь для всех,</text:p><text:p text:style-name="P114">В этом — горе, в этом — счастье,</text:p><text:p text:style-name="P11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Тии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Тие.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3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49">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1">–</text:span> А водку у вас принято пить?</text:p>
      <text:p text:style-name="P41"><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1">– Это ты называешь “дружбой”? – с </text:span>улыбкой хмыкнул<text:span text:style-name="T11"> я. – </text:span>Мне нравится твоё чувство юмора.</text:p>
      <text:p text:style-name="P49">Аликорница нахмурилась.</text:p>
      <text:p text:style-name="P49"><text:span text:style-name="T11">–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9">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text:soft-page-break/>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недели,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3">–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1">***</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7">– </text:span><text:span text:style-name="T43">Говорят, в </text:span><text:span text:style-name="T26">Додж </text:span><text:span text:style-name="T27">Джанкшн</text:span><text:span text:style-name="T4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7">– </text:span><text:span text:style-name="T50">А из Пинто Крика уже месяц нет новостей...</text:span></text:p>
      <text:p text:style-name="P5"><text:span text:style-name="T47">–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4"><text:span text:style-name="T50">– </text:span>“<text:span text:style-name="T1">Что я могу сделать, чтобы вернуть всё назад?</text:span>”</text:p>
      <text:p text:style-name="P14"><text:span text:style-name="T50">– </text:span><text:span text:style-name="T43">Так и сказала?</text:span></text:p>
      <text:p text:style-name="P1"><text:span text:style-name="T47">– </text:span><text:span text:style-name="T43">Да, </text:span><text:span text:style-name="T44">Фэнси</text:span><text:span text:style-name="T4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0">– </text:span><text:span text:style-name="T43">Что бы это значило, Флер?</text:span></text:p>
      <text:p text:style-name="P14"><text:span text:style-name="T50">– </text:span><text:span text:style-name="T43">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9">…</text:p>
      <text:p text:style-name="P67">–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text:p>
      <text:p text:style-name="P6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7">– Леди и джентлькольты! Приём окончен! Её Высочество Принцесса Селестия будет рада видеть <text:s/>вас в следующую среду!</text:p>
      <text:p text:style-name="P6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1">–</text:span> Пятьдесят шесть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6">— </text:span><text:span text:style-name="T4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24">растеря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3"><text:soft-page-break/>–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1"><text:span text:style-name="T12"/></text:p>
      <text:p text:style-name="P1"><text:span text:style-name="T48">&lt;</text:span><text:span text:style-name="T60">Mark Knopfler - </text:span><text:span text:style-name="T59">Hill Farmer's Blues</text:span><text:span text:style-name="T48">&gt;</text:span></text:p>
      <text:p text:style-name="P46">***</text:p>
      <text:p text:style-name="P43"/>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oft-page-break/>–<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5">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5">– Мааам, а со мной связан элементаль?</text:p>
      <text:p text:style-name="P55">– Конечно, Эйприл. В каждом из нас есть её бессмертная искорка.</text:p>
      <text:p text:style-name="P1"><text:span text:style-name="T4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8"><text:span text:style-name="T1">– Конечно, мам! «День горящего очага» </text:span>— <text:span text:style-name="T1">верно?</text:span></text:p>
      <text:p text:style-name="P55">–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5">Так возникли аликорны.</text:p>
      <text:p text:style-name="P5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5">Имя её было Селестия.</text:p>
      <text:p text:style-name="P55">За ней последовала и сестра её, Луна.</text:p>
      <text:p text:style-name="P5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5">То есть, всегда.</text:p>
      <text:p text:style-name="P55">Тут и сказке конец. А теперь, Эйприл, залазь на полку и закрывай глазки.</text:p>
      <text:p text:style-name="P55">– Ну мааам! Раскажи ещё что-нибудь! Про Сомбру!</text:p>
      <text:p text:style-name="P55">–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5">– А почему только тебя? А меня? А дядю-горгулия?</text:p>
      <text:p text:style-name="P55"><text:soft-page-break/>– <text:s/>Тебя я забрать ему не дам. А в дядю не тыкай копытом, это невежливо! Спи уже, мой маленький!</text:p>
      <text:p text:style-name="P55">– Поцелуй меня на ночь, мам!</text:p>
      <text:p text:style-name="P55">– Конечно, мой хороший...</text:p>
      <text:p text:style-name="P55"/>
      <text:p text:style-name="P43">Вагоны убаюкивающе перестукивались по рельсам, унося меня прочь от Кантерлота. Я перевернулся на другой бок и провалился в сон.</text:p>
      <text:p text:style-name="P43"/>
      <text:h text:style-name="Heading_20_2" text:outline-level="2">10. Понивилль</text:h>
      <text:p text:style-name="P43"/>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47">–</text:span><text:span text:style-name="T43">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треть арбуза каждое.</text:p>
      <text:p text:style-name="P43">– Ред Делишес?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шк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3">Я улыбнулся и кивнул в ответ. Ситуация начала выправляться.</text:p>
      <text:p text:style-name="P4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7">Додж Джанкшена.</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 </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ом джеме.</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 </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text:soft-page-break/>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3">под твоим руководством</text:span><text:span text:style-name="T47">. Подожди немного, я отсистематизирую нужную информацию и расскажу тебе, насколько далеко смогла продвинуться.</text:span></text:p>
      <text:p text:style-name="P41">“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5">***</text:p>
      <text:p text:style-name="P43"/>
      <text:p text:style-name="P102"><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листок назад, перевернув его обратно.</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9"><text:soft-page-break/>– Угу. Только шар ты же и прожёг, соревнуясь с Рэйнбоу Дэш по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lt;</text:span><text:span text:style-name="T35">Луна является изо сна и запрещает Твайлайт дальнейшие исследования – потом Макс встречается с ней во сне</text:span><text:span text:style-name="T11">&gt;</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1">***</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5"/>
      <text:p text:style-name="P55">– Ага, он был закладкой в четвёртом номере «PlayMare», в разделе «Тридцать две позы, которые удивят вашего френдкольта».</text:p>
      <text:p text:style-name="P55">– Спайк! Немедленно ложись спать!</text:p>
      <text:p text:style-name="P55">– Уже иду. Кукурузу доем только и иду.</text:p>
      <text:p text:style-name="P55">– Кстати, а почему Индре считали одержимым?</text:p>
      <text:p text:style-name="P5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text:p>
      <text:p text:style-name="P55">– Так у вас знают про людей? Вот это новость!. В Кантерлоте, да и в Понивилле все обращаются со мной, как с диковинкой.</text:p>
      <text:p text:style-name="P5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на землю и предлагаете колени, чтобы единорог мог положить на них свою голову и отдохнуть.</text:p>
      <text:p text:style-name="P55">– Хм. Ясно. Продолжай, Твайлайт.</text:p>
      <text:p text:style-name="P49"><text:soft-page-break/></text:p>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9">Я уселась на пуфике, а подруги заняли места на матрасах…</text:p>
      <text:p text:style-name="P55"/>
      <text:p text:style-name="P55">– Спайк, будь добр, принеси дневник эксперимента. Он в подвале, за шкафом с ретортами, в...</text:p>
      <text:p text:style-name="P55"><text:soft-page-break/>– В сейфе, я в курсе.</text:p>
      <text:p text:style-name="P55"/>
      <text:p text:style-name="P57">***</text:p>
      <text:p text:style-name="P72">&lt;Seal — Amazing <text:span text:style-name="T1">(T</text:span><text:span text:style-name="T11">hin White Duke Remix)</text:span>&gt;</text:p>
      <text:p text:style-name="P55">Дата: 12.04.1003 А.С.</text:p>
      <text:p text:style-name="P55">Эксперимент: заклинание Воплощения Индрэ</text:p>
      <text:p text:style-name="P55">Испытуемая: Эпплджек</text:p>
      <text:p text:style-name="P55">Синопсис: запись сна со слов испытуемой</text:p>
      <text:p text:style-name="P55">Замечания: замечаний нет</text:p>
      <text:p text:style-name="P55"/>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5"/>
      <text:p text:style-name="P55">Примечания: ПипБак? Стойло? Двойники? Параллельные Эквестрии?</text:p>
      <text:p text:style-name="P1"/>
      <text:p text:style-name="P3">***</text:p>
      <text:p text:style-name="P1"/>
      <text:p text:style-name="P55">Дата: 12.04.1003 А.С.</text:p>
      <text:p text:style-name="P55">Эксперимент: заклинание Воплощения Индрэ</text:p>
      <text:p text:style-name="P55">Испытуемая: Рэйнбоу Дэш</text:p>
      <text:p text:style-name="P55">Синопсис: описание пробуждения испытуемой</text:p>
      <text:p text:style-name="P55">Замечания: испытуемая отказалась дать описание сна. «Гы-гы... Хренасе... Человеки рулят...» <text:span text:style-name="T15">—</text:span><text:span text:style-name="T16"> </text:span><text:span text:style-name="T63">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49">&lt;<text:span text:style-name="T62">d.notive — Talking Flight</text:span>&gt;</text:p>
      <text:p text:style-name="P55">Дата: 12.04.1003 А.С.</text:p>
      <text:p text:style-name="P55">Эксперимент: заклинание Воплощения Индрэ</text:p>
      <text:p text:style-name="P55">Испытуемая: Рэрити</text:p>
      <text:p text:style-name="P55">Синопсис: запись сна со слов испытуемой</text:p>
      <text:p text:style-name="P55">Замечания: замечаний нет</text:p>
      <text:p text:style-name="P55"/>
      <text:p text:style-name="P1"><text:span text:style-name="T43">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3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3"> </text:span><text:span text:style-name="T49">— чёрный экран. Он высасывает из </text:span>эгрегора Эквестрии (места, откуда берутся и куда уходят <text:span text:style-name="T1">всепони</text:span><text:span text:style-name="T6">, </text:span><text:span text:style-name="T4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5"/>
      <text:p text:style-name="P57">***</text:p>
      <text:p text:style-name="P55"/>
      <text:p text:style-name="P55">Дата: 12.04.1003 А.С.</text:p>
      <text:p text:style-name="P55">Эксперимент: заклинание Воплощения Индрэ</text:p>
      <text:p text:style-name="P55">Испытуемая: Флаттершай</text:p>
      <text:p text:style-name="P55">Синопсис: описание пробуждения испытуемой</text:p>
      <text:p text:style-name="P5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5"/>
      <text:p text:style-name="P55">* Примечания: при виде кексиков истерика случилась с Пинки Пай.</text:p>
      <text:p text:style-name="P55"/>
      <text:p text:style-name="P51">***</text:p>
      <text:p text:style-name="P49"/>
      <text:p text:style-name="P55">Дата: 12.04.1003 А.С.</text:p>
      <text:p text:style-name="P55">Эксперимент: заклинание Воплощения Индрэ</text:p>
      <text:p text:style-name="P55">Испытуемая: Пинки Пай</text:p>
      <text:p text:style-name="P55">Синопсис: описание пробуждения испытуемой</text:p>
      <text:p text:style-name="P55">Замечания: испытуемая отказалась дать описание сна.</text:p>
      <text:p text:style-name="P55"/>
      <text:p text:style-name="P5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55"/>
      <text:p text:style-name="P55">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4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57">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Тия?</text:p>
      <text:p text:style-name="P5">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text:soft-page-break/>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text:span><text:span text:style-name="T7">вы</text:span><text:span text:style-name="T1">плюнул в окно. В ответ мне </text:span><text:span text:style-name="T7">с попутным ветерком прилетела из сада бумажка и прилипла к </text:span><text:span text:style-name="T1">фейсу. Я снял её с лица, </text:span><text:span text:style-name="T7">скомкал</text:span><text:span text:style-name="T1"> и машинально положил в карман.</text:span></text:p>
      <text:p text:style-name="P5">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text:span text:style-name="T66">глубине сада в </text:span>приземистой кирпичной будке с массивными воротами. И вот из <text:span text:style-name="T66">этой-</text:span>то <text:span text:style-name="T66">будки</text:span> отчётливо раздавалась перебранка.</text:p>
      <text:p text:style-name="P5">…</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49">–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43"><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text:p>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11">— то ли я был глух к магии, то ли она ко мне, но с заклинаниями у меня не складывалось.</text:span></text:p>
      <text:p text:style-name="P49">Закрыв дверь, я отправился в город.</text:p>
      <text:p text:style-name="P49">…</text:p>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4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7"> </text:span><text:span text:style-name="T43">Мощнее ускорителя только магия драконов, аликорнов и Элементов Гармонии. Если бы я была...</text:span><text:span text:style-name="T11"> </text:span>Аа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1">–</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1">– Ага. Т</text:span><text:span text:style-name="T1">олько надо дождаться нового ускорителя взамен сгоревшего. Да, и ещё... Вообще-то, </text:span><text:soft-page-break/><text:span text:style-name="T1">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43">.</text:span></text:p>
      <text:p text:style-name="P49">…</text:p>
      <text:p text:style-name="P49">Вырвавшись от всезнайки на свежий воздух, я направился в центр.</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поняшка. <text:span text:style-name="T11">–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1">– </text:span>А ты, Большой Мак,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text:p>
      <text:p text:style-name="P49">Я мысленно ругнулся на языкатую единорожку и молча достал пенал с инструментами.</text:p>
      <text:p text:style-name="P49">…</text:p>
      <text:p text:style-name="P49">Собрав инструмент, я потолкал тележку назад-вперёд.</text:p>
      <text:p text:style-name="P49"><text:span text:style-name="T11">– Г</text:span>отово. Принимай работу, хозяйка!</text:p>
      <text:p text:style-name="P49">Эпплджек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1">–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1">– </text:span>Чегой-то вы тут скрытничаете, а?</text:p>
      <text:p text:style-name="P49">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Яблочной Аллее тебе всегда будут рады!</text:p>
      <text:p text:style-name="P49">Телега с яблоками укатилась по направлению к рынку. Я проводил её глазами, чувствуя, что хочу жрать и удовлетворение от сделанной работы <text:span text:style-name="T16">— </text:span><text:span text:style-name="T63">именно в такой последовательности.</text:span></text:p>
      <text:p text:style-name="P49">Яблоки Эпплджек лишь раздразнили голод, поэтому я прошёлся взглядом по вывескам переулка и в <text:soft-page-break/>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3">объявляла вывеска.</text:span></text:p>
      <text:p text:style-name="P49">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1">– </text:span>Свободно? <text:span text:style-name="T11">– </text:span>спросил я у единственной пони, сидящей за столиком.</text:p>
      <text:p text:style-name="P49"><text:span text:style-name="T11">– </text:span>Да-да, конечно. <text:span text:style-name="T11">–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9"><text:span text:style-name="T11">– <text:s/></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text:p>
      <text:p text:style-name="P49"><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Макс!</text:p>
      <text:p text:style-name="P52">Вот Дискорд! То есть, чёрт! Обитатели этого городка в который раз поражали меня своей проницательностью. У меня на лбу, что ли, написано?!</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oft-page-break/><text:span text:style-name="T11">– Ч</text:span>его-о-о?<text:span text:style-name="T11"> </text:span>Так это твой бар?</text:p>
      <text:p text:style-name="P49"><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text:span>кивнула пони, придвигая ко мне бутылку. <text:span text:style-name="T11">– </text:span>Хотя <text:span text:style-name="T67">т</text:span>ы и так уже знаком <text:span text:style-name="T67">со мной</text:span>, глупенький человек, я не прочь познакомиться ещё раз!</text:p>
      <text:p text:style-name="P49">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Пинки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1">–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11">– У </text:span>тебя такая смешная мордочка! <text:span text:style-name="T11">– </text:span>захихикала Пинки, покачиваясь. <text:span text:style-name="T11">– </text:span>Как будто ты <text:span text:style-name="T63">подкову </text:span>в пироге обнаружил. Или Селестию в ванной.</text:p>
      <text:p text:style-name="P49">Её сравнение пробудило во мне полузабытое воспоминание.</text:p>
      <text:p text:style-name="P49"><text:span text:style-name="T11">– </text:span>Эммм... Скажи-ка мне, мой друг П-п-пинки... Легенда про фаэри <text:span text:style-name="T16">— </text:span><text:span text:style-name="T63">эт правда?</text:span></text:p>
      <text:p text:style-name="P49"><text:span text:style-name="T16">– </text:span><text:span text:style-name="T63">Какая из? Их много, вообще-то. Ик!</text:span></text:p>
      <text:p text:style-name="P49"><text:span text:style-name="T16">– </text:span><text:span text:style-name="T63">Про принцесс. Про то, что они были фаэри и спустились с неба во плоти, чтоб помогать пони управлять Эквестрией?</text:span></text:p>
      <text:p text:style-name="P49"><text:span text:style-name="T16">– </text:span><text:span text:style-name="T63">Макс, </text:span><text:span text:style-name="T16">– </text:span><text:span text:style-name="T63">захихикала Пинки, взъерошив копытами розовые кудряшки и попытавшись соорудить из них бороду, </text:span><text:span text:style-name="T16">–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text:span><text:span text:style-name="T64">Ик!</text:span><text:span text:style-name="T63">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49"><text:span text:style-name="T16">–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63">Ты что-о-о! Нельзя любить фаэри! Она похитит твоё сердце, и ты будешь искать её, пока не... </text:span><text:span text:style-name="T16">– </text:span><text:span text:style-name="T63">Пинки погрузилась в так и не съеденный салат «по-Кантерлотски» и захрапела.</text:span></text:p>
      <text:p text:style-name="P49"><text:span text:style-name="T16">– </text:span><text:span text:style-name="T63">Пока не умру?</text:span></text:p>
      <text:p text:style-name="P49"><text:span text:style-name="T16">– </text:span><text:span text:style-name="T63">Нет, глупенький, </text:span><text:span text:style-name="T16">– </text:span><text:span text:style-name="T63">пробулькала Пинки из миски. </text:span><text:span text:style-name="T16">– </text:span><text:span text:style-name="T63">Пока не найдёшь.</text:span></text:p>
      <text:p text:style-name="P53"><text:soft-page-break/>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text:span text:style-name="T68">салфетку</text:span>, прилетевшую ко мне утром из сада, достал её и вытер Пинки мордочку. Присев рядом, я скомкал <text:span text:style-name="T68">бумажку снова</text:span> и кинул е<text:span text:style-name="T68">ё</text:span>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text:span text:style-name="T68">И</text:span>ЕРВЕРКОВ». Голова пони обозначалась стрелочкой, как «СКУТАЛУ И ДР. АСОБ. ЧАСТИЦЫ». В низу листочка была приписка: «<text:span text:style-name="T68">з</text:span>апуск ускарителя <text:span text:style-name="T68">ровна</text:span>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Пинки молча поддела меня носом и буквально закинула на спин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text:soft-page-break/>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ая молния пересекла курс падающего аппарата и выхватила пилота из бочки. Вместе они скрылись за горизонтом под восторжённый писк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они деваются?</text:p>
      <text:p text:style-name="P53"><text:span text:style-name="T11">– М</text:span>ожет, он их ест? Вот и Скуталу куда-то пропала...</text:p>
      <text:p text:style-name="P53">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53"/>
      <text:p text:style-name="P54">***<text:line-break/></text:p>
      <text:p text:style-name="P5">Со скрипом восстановив в памяти предыдущий день, я начал подниматься с крыльца. Взгляд упал на <text:span text:style-name="T86">конверт</text:span>, машинально свёрнут<text:span text:style-name="T86">ый</text:span> трубочкой в кулаке.</text:p>
      <text:p text:style-name="P7"/>
      <text:p text:style-name="P7">Кому: Человеку Максу, Понивилль.</text:p>
      <text:p text:style-name="P7">От кого: Принцессы Селестии, Кантерлот, дворец.</text:p>
      <text:p text:style-name="P49"/>
      <text:p text:style-name="P58">Приветствую тебя, мой маленький человек!</text:p>
      <text:p text:style-name="P5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137">Разумеется, я окажу тебе полное содействие в контроле магии при эксперименте с усиленным заклинанием <text:span text:style-name="T79">Индрэ</text:span>. <text:span text:style-name="T96">Я не рассматривала его всерьёз, помня его создателя </text:span><text:span text:style-name="T23">— </text:span><text:span text:style-name="T95">забавного не вполне нормального единорога, считающего себя то человеком, то аликорном.</text:span><text:span text:style-name="T19"> </text:span><text:span text:style-name="T95">Но и</text:span>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1">—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text:span text:style-name="T65">у</text:span> цепочку пони, уходящую в <text:span text:style-name="T65">чёрный</text:span> экран. Разгадка экрана <text:span text:style-name="T11">— </text:span>ключ к разгадке тайны исчезновения пони.</text:p>
      <text:p text:style-name="P58"><text:span text:style-name="T17">C</text:span>он, <text:span text:style-name="T65">увиденный Эпплджек, поверг меня в шок. </text:span>Не знаю, ЧТО могло породить катаклизм, <text:soft-page-break/>превративший Эквестрию в выжженую пустыню, но, судя по мыслям и воспоминаниям Элемента Честности, это мы сами. Мне страшно и горько от осознания этого. <text:span text:style-name="T65">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text:span>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text:span text:style-name="T76">у нас </text:span>не случится!</text:p>
      <text:p text:style-name="P90"><text:span text:style-name="T65">Этот сон </text:span>не так легко читается, <text:span text:style-name="T65">как сон Рэрити</text:span>, но всё же в нём просматриваются <text:span text:style-name="T69">очертания другой проблемы</text:span>. <text:span text:style-name="T69">В конце видения можно видеть множество параллельных миров Эквестрии. Не знаю, что это означает, но заклинание явно хотело обратить на это внимание.</text:span></text:p>
      <text:p text:style-name="P59"><text:span text:style-name="T70">Флаттершай, скорее всего, видела уже знакомый жеребятам пегасов кошмар с радужной фабрикой. Могу предположить, что подобные видения из параллельных реальностей наблюдали и Пинки Пай с Рэйнбоу Дэш. </text:span><text:span text:style-name="T71">Проблема здесь ясна и уже описана моей сестрой: </text:span><text:span text:style-name="T72">наша </text:span><text:span text:style-name="T71">реальность истончается и сквозь дыры к нам начинают просачиваться другие миры. </text:span><text:span text:style-name="T73">Причину истончения нам предстоит определить.</text:span></text:p>
      <text:p text:style-name="P60"><text:span text:style-name="T74">Думаю </text:span>обра<text:span text:style-name="T74">титься</text:span> <text:span text:style-name="T74">за помощью </text:span>к Луне. Она н<text:span text:style-name="T74">а</text:span>много лучше меня ориентируется в этой теме. <text:span text:style-name="T75">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span></text:p>
      <text:p text:style-name="P61">Со своей стороны, к сожалению, не могу тебя обрадовать. <text:span text:style-name="T77">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span></text:p>
      <text:p text:style-name="P62"><text:span text:style-name="T7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text:span text:style-name="T18">— </text:span><text:span text:style-name="T82">прорехи в ткани действительности появились и в реальном мире.</text:span></text:p>
      <text:p text:style-name="P65">Я сейчас писала сухим стилем моего советника <text:span text:style-name="T80">по экономике</text:span>, чтобы только сдержать себя в копытах. <text:span text:style-name="T88">Ситуация просто ужасная.</text:span>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text:span text:style-name="T81">Псинтел </text:span><text:span text:style-name="T11">— </text:span><text:span text:style-name="T83">мэйнхэттенская к</text:span>омпания алмазных псов, производящая рубиновые резонаторы для ускорителей <text:span text:style-name="T18">—</text:span> перестала существовать вместе с их подземным городом. <text:span text:style-name="T81">Провал под Мэйнхэттеном самый большой из обнаруженных. В Эквестрии больше нет производства магических ускорителей.</text:span></text:p>
      <text:p text:style-name="P66">Возможно, в <text:span text:style-name="T78">Фетлоке, в демонстрационном</text:span> <text:span text:style-name="T78">павильоне Псинтела, </text:span>остались <text:span text:style-name="T84">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span></text:p>
      <text:p text:style-name="P136"><text:span text:style-name="T87">Макс, мне крайне неудобно подгонять тебя.</text:span><text:span text:style-name="T20"> </text:span><text:span text:style-name="T87">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text:span text:style-name="T20">— </text:span><text:span text:style-name="T85">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span></text:p>
      <text:p text:style-name="P138"><text:span text:style-name="T9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span></text:p>
      <text:p text:style-name="P139">Когда мы с сестрой и Дискордом творили заклинание <text:span text:style-name="T92">Последнего Шанса</text:span>, <text:span text:style-name="T91">я не задумывалась об </text:span><text:soft-page-break/><text:span text:style-name="T91">этом, но в последниее время мне всё чаще приходит на ум послесловие заклинания:</text:span></text:p>
      <text:p text:style-name="P139">«<text:span text:style-name="T21">P.S. </text:span><text:span text:style-name="T22">Н</text:span><text:span text:style-name="T93">е гневите мироздание воровством! </text:span><text:span text:style-name="T40">Обмен рулит</text:span><text:span text:style-name="T93">!</text:span>»</text:p>
      <text:p text:style-name="P140"><text:span text:style-name="T94">Если говорить начистоту, м</text:span>ы вырвали тебя силой из твоего мира и перенесли в наш. <text:span text:style-name="T94">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text:span text:style-name="T20">— </text:span><text:span text:style-name="T94">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span></text:p>
      <text:p text:style-name="P141">До встречи, мой маленький человек! Крепко обнимаю <text:span text:style-name="T20">— </text:span>если ты уже не сердишься на меня <text:span text:style-name="T20">—</text:span> или просто кладу тебе голову на плечо в противном случае.</text:p>
      <text:p text:style-name="P63"/>
      <text:p text:style-name="P48">P.S. <text:span text:style-name="T1">Посылаю это письмо </text:span><text:span text:style-name="T9">пегасьей</text:span><text:span text:style-name="T1"> почтой. </text:span><text:span text:style-name="T9">Письмо через Спайка может случайно прочитать Твайлайт. Мне не хочется, </text:span><text:span text:style-name="T1">чтобы </text:span><text:span text:style-name="T9">она</text:span><text:span text:style-name="T1"> узнала реальное состояние дел в Эквестрии. </text:span><text:span text:style-name="T9">Э</text:span><text:span text:style-name="T1">то может отвлечь </text:span><text:span text:style-name="T9">её </text:span><text:span text:style-name="T1">от исследований.</text:span></text:p>
      <text:p text:style-name="P135"/>
      <text:p text:style-name="P135">P.S.P.S. <text:span text:style-name="T1">Я всё равно дождусь, когда ты перестанешь злиться!</text:span></text:p>
      <text:p text:style-name="P48"><text:span text:style-name="T1"/></text:p>
      <text:p text:style-name="P55"/>
      <text:h text:style-name="Heading_20_2" text:outline-level="2">13. Мэйнхэттен</text:h>
      <text:p text:style-name="P55"/>
      <text:p text:style-name="P5">&lt;<text:span text:style-name="T30">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43"/>
      <text:p text:style-name="P43"/>
      <text:p text:style-name="P130"><text:span text:style-name="T14">&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4">&gt;</text:span></text:p>
      <text:p text:style-name="P37"/>
      <text:p text:style-name="P43">&lt;<text:span text:style-name="T3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6">- В соответствии с законом от … «Об отсутствии одного из соправителей диархии» принимаю всю власть на себя!</text:p>
      <text:p text:style-name="P36">- <text:s/>Но этот закон Её Высочество, принцесса Селестия принимала для себя, чтобы разрешить ситуацию с вашим … ммм... пребыванием на Луне!</text:p>
      <text:p text:style-name="P43"><text:soft-page-break/><text:span text:style-name="T31">- В законе не указана конкретный соправитель Диархии!</text:span>&gt;</text:p>
      <text:p text:style-name="P43"/>
      <text:p text:style-name="P133">&lt;<text:span text:style-name="T31">Заговорщики таки подняли восстание после исчезновения Селестии. Они обвинили Луну и Макса в узурпации власти</text:span>&gt;</text:p>
      <text:p text:style-name="P129">&lt;<text:span text:style-name="T1">Добавить рассуждения на этическую тему на грани катастрофы</text:span>&gt;</text:p>
      <text:p text:style-name="P131">&lt;<text:span text:style-name="T89">Добавить грозный выход Луны для противостояния повстанцам</text:span>&gt;</text:p>
      <text:p text:style-name="P64"/>
      <text:p text:style-name="P49"/>
      <text:p text:style-name="P49"/>
      <text:p text:style-name="P14"><text:span text:style-name="T50">&lt;</text:span><text:span text:style-name="T33">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50">&gt;</text:span></text:p>
      <text:p text:style-name="P14"/>
      <text:p text:style-name="P49">Но реальная пони здорово отличалась от сериальной (как и все остальные, надо сказать). </text:p>
      <text:p text:style-name="P49"/>
      <text:p text:style-name="P49"/>
      <text:p text:style-name="P2"><text:span text:style-name="T11">–</text:span> Заклинания Свирла Бородатого обычно срабатывают без ошибок.</text:p>
      <text:p text:style-name="P2"><text:span text:style-name="T11">–</text:span> Если их правильно вызывают, <text:span text:style-name="T11">–</text:span> пробурчал возвратившийся Спайк, укладываясь в корзинку.</text:p>
      <text:p text:style-name="P2"><text:span text:style-name="T11">–</text:span> Что он имел ввиду?</text:p>
      <text:p text:style-name="P2"><text:span text:style-name="T11">–</text:span> Нууу, - Твайлайт смутилась, <text:span text:style-name="T11">–</text:span> заклинание сработало со второй попытки. В первый раз, с <text:span text:style-name="T3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1">–</text:span> Единорожка опустила голову.</text:p>
      <text:p text:style-name="P2"/>
      <text:p text:style-name="P2"><text:span text:style-name="T11">&lt;</text:span><text:span text:style-name="T30">Селестия проснётся на Терре в облике кибермозга, т.к. в своём мире она на ступень выше пони (а кибермозг на Терре на ступень выше людей)</text:span><text:span text:style-name="T11">&gt;</text:span></text:p>
      <text:p text:style-name="P2"><text:span text:style-name="T11">–</text:span> Да, печально получилось <text:span text:style-name="T11">&lt;</text:span><text:span text:style-name="T31">и всего-то</text:span><text:span text:style-name="T1">?</text:span><text:span text:style-name="T11">&gt;</text:span>. Но вернёмся к заклинанию. Во второй раз вы вызвали его правильно <text:span text:style-name="T11">—</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1">–</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oft-page-break/><text:span text:style-name="T11">–</text:span> Нет, она мне ничего не говорила. Но, видишь ли, ваше королевство и вы сами описаны в моём мире в детском сериале.</text:p>
      <text:p text:style-name="P2"><text:span text:style-name="T11">–</text:span> Мы? Описаны? <text:span text:style-name="T11">–</text:span> Твайлайт от удивления открыла рот. <text:span text:style-name="T11">–</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1">–</text:span> Вряд ли кто-то из людей побывал здесь до меня. До вас ведь никто не вызывал это заклинание Свирла?</text:p>
      <text:p text:style-name="P2"><text:span text:style-name="T11">–</text:span> Нет. Собрание столь сильных магов запомнилось бы.</text:p>
      <text:p text:style-name="P2"><text:span text:style-name="T11">–</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1">–</text:span> Вам нравятся рассказы про Эквестрию? <text:span text:style-name="T11">–</text:span> Твайлайт улыбнулась.</text:p>
      <text:p text:style-name="P2"><text:span text:style-name="T11">–</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1">–</text:span> Брони?</text:p>
      <text:p text:style-name="P2"><text:span text:style-name="T11">–</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1">–</text:span> Ого! У нас есть поклонники! Интересно было бы поговорить об этом с твоим другом.</text:p>
      <text:p text:style-name="P2"><text:span text:style-name="T11">–</text:span> Его нет. Он погиб полгода назад.</text:p>
      <text:p text:style-name="P2"><text:span text:style-name="T11">–</text:span> О, мои соболезнования! <text:span text:style-name="T11">–</text:span> Твайлайт подошла ко мне и положила переднюю ногу мне на плечо (когда я сидел, она вполне могла достать до него). <text:span text:style-name="T11">–</text:span> Друзей терять очень тяжко.</text:p>
      <text:p text:style-name="P2"><text:span text:style-name="T11">–</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1">–</text:span> Подумать только! <text:span text:style-name="T11">–</text:span> бормотала она про себя, <text:span text:style-name="T1">—</text:span> мы и наша страна описана в жеребячьих книжках в другом мире!</text:p>
      <text:p text:style-name="P49"/>
      <text:p text:style-name="P49"/>
      <text:p text:style-name="P2">Я помолчал, собираясь с мыслями. Мысли собирались туго, но самое тупое решение мне пришло в голову ещё в Кантерлоте.</text:p>
      <text:p text:style-name="P2"><text:span text:style-name="T11">–</text:span> Я помню, ваша магия Элементов Гармонии обладает большой силой.</text:p>
      <text:p text:style-name="P2"><text:span text:style-name="T11">–</text:span> Да. <text:span text:style-name="T11">–</text:span> <text:span text:style-name="T1">к</text:span>ивнула Твайлайт. <text:span text:style-name="T11">–</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1">–</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1">–</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1">–</text:span> то есть, это защитная магия. С её <text:soft-page-break/>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1">–</text:span> Для восстановления гармонии, говришь, <text:span text:style-name="T11">–</text:span> я почесал затылок.</text:p>
      <text:p text:style-name="P2"><text:span text:style-name="T11">–</text:span> Ну да, это так. Большие возмущения гармонии можно исправить только с помощью… Ой!..</text:p>
      <text:p text:style-name="P2"><text:span text:style-name="T11">–</text:span> Угу, вот именно. Сейчас имеем “большое возмущение гармонии”.</text:p>
      <text:p text:style-name="P2">Твайлайт прижала копыта к вискам.</text:p>
      <text:p text:style-name="P15"/>
      <text:p text:style-name="P2"><text:span text:style-name="T11">–</text:span> Ты не понимаешь… Я сейчас расскажу.</text:p>
      <text:p text:style-name="P2"/>
      <text:p text:style-name="P2"/>
      <text:p text:style-name="P2"/>
      <text:p text:style-name="P2"><text:span text:style-name="T11">–</text:span> Найтмэр Мун и Дискорд не разорвались и не сгорели.</text:p>
      <text:p text:style-name="P2"><text:span text:style-name="T11">–</text:span> Они очень могущественные маги, одни из лучших. У них сильный антимагический иммунитет. К тому же они биологически бессмертны.</text:p>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0">***</text:p>
      <text:p text:style-name="P56">&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6">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1">&lt;</text:span><text:span text:style-name="T3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oft-page-break/><text:span text:style-name="T31">маг — и потому хочет реализовать на Максе заклинание двойного сна.</text:span><text:span text:style-name="T11">&gt;</text:span></text:p>
      <text:p text:style-name="P1"><text:span text:style-name="T11">&lt;</text:span><text:span text:style-name="T38">В разговоре в Кантерлоте с Луной после исчезновения Селестии Макс узнаёт, что она (Селестия) холодна к сексу.</text:span><text:span text:style-name="T11">&gt;</text:span></text:p>
      <text:p text:style-name="P1"/>
      <text:p text:style-name="P1">&lt;<text:span text:style-name="T37">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49"/>
      <text:h text:style-name="P15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11">&lt;</text:span><text:span text:style-name="T30">Влад рассказывает Максу о своём сне </text:span><text:span text:style-name="T35">—</text:span><text:span text:style-name="T30"> как он был поняхой, а потом проснулся в мире Терры</text:span><text:span text:style-name="T11">&gt;</text:span></text:p>
      <text:p text:style-name="P15"/>
      <text:p text:style-name="P2"><text:span text:style-name="T11">– </text:span>... я слишком приблизилась к экрану и меня стало тянуть к нему. Пони, ждущий своей очереди, еле увернулся от меня <text:span text:style-name="T11">—</text:span> так быстро я неслась к экрану, <text:span text:style-name="T11">–</text:span> возбуждённо говорила Рэрити, <text:span text:style-name="T11">–</text:span> но тут… <text:span text:style-name="T11">–</text:span> она запнулась.</text:p>
      <text:p text:style-name="P2"><text:span text:style-name="T11">–</text:span> Да? Что “тут”? <text:span text:style-name="T11">–</text:span> Твайлайт была вся внимание.</text:p>
      <text:p text:style-name="P2"><text:span text:style-name="T11">–</text:span> Тут я проснулась.</text:p>
      <text:p text:style-name="P2"><text:span text:style-name="T11">–</text:span> О, понятно. Я была вынуждена прервать ваше сновидение, так как Макс очень плохо выглядел. <text:span text:style-name="T11">–</text:span> <text:span text:style-name="T1">о</text:span>бъяснила Твайлайт. <text:span text:style-name="T11">–</text:span> В твоих манекенах в бутике больше жизни, чем тогда было в нём <text:span text:style-name="T11">–</text:span> она указала копытом на меня. <text:span text:style-name="T11">–</text:span> Но даже то, что ты успела увидеть, очень интересно. Сфера из светящихся пони <text:span text:style-name="T11">–</text:span> это, конечно же, Эгрегор Эквестрии. Место, откуда берутся и куда уходят все пони</text:p>
      <text:p text:style-name="P2">(<text:span text:style-name="T11">&lt;</text:span><text:span text:style-name="T30">согласовать с тем, что говорил Анакорн о Р/Д</text:span><text:span text:style-name="T11">&gt;</text:span>). </text:p>
      <text:p text:style-name="P2">Об этом Эгрегоре пишется в книге <text:span text:style-name="T11">&lt;</text:span><text:span text:style-name="T30">Изменчивой Магии</text:span><text:span text:style-name="T11">&gt;</text:span>. То, что Рэрити удалось его увидеть <text:span text:style-name="T11">—</text:span> невероятно! До неё это удалось всего лишь четырём величайшим магам Эквестрии. Теперь я понимаю силу заклинания Двойного Сна!</text:p>
      <text:p text:style-name="P2"><text:soft-page-break/><text:span text:style-name="T1">Т</text:span>вайлайт в возбуждении ходила кругами по читальному залу.</text:p>
      <text:p text:style-name="P2"><text:span text:style-name="T11">–</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1">–</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11">&lt;</text:span><text:span text:style-name="T30">обоснование сна для Р/Д. РД видит несколько вариантов историй с Mane6 </text:span><text:span text:style-name="T35">—</text:span><text:span text:style-name="T30"> и с собой + Леро </text:span><text:span text:style-name="T35">—</text:span><text:span text:style-name="T30"> намёк на несовместимые фанфики</text:span></text:p>
      <text:p text:style-name="P2"><text:span text:style-name="T30">Пинки видит кошмар (кексики) и сходит с ума. И ещё она видит как Селестия стала Матрицей (подпрограммой Нексуса)</text:span><text:span text:style-name="T11">&gt;</text:span></text:p>
      <text:p text:style-name="P2"/>
      <text:p text:style-name="P2"><text:span text:style-name="T11">–</text:span> Хммм… <text:span text:style-name="T11">–</text:span> Твайлайт в задумчивости остановилась перед одной из полок. <text:span text:style-name="T11">–</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1">–</text:span> И самое главное… <text:span text:style-name="T11">–</text:span> Рэрити задумчиво потерла висок. <text:span text:style-name="T11">–</text:span> В той очереди, совсем близко к экрану стояла она…</text:p>
      <text:p text:style-name="P2"><text:span text:style-name="T11">–</text:span> Кто <text:span text:style-name="T11">—</text:span> она? <text:span text:style-name="T11">–</text:span> повернулась Твайлайт.</text:p>
      <text:p text:style-name="P2"><text:span text:style-name="T11">–</text:span> Её Высочество, принцесса Селестия...</text:p>
      <text:p text:style-name="P50"/>
      <text:p text:style-name="P49"/>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
      <text:p text:style-name="P2"/>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text:soft-page-break/>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4"><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3"/>
      <text:p text:style-name="P43"/>
      <text:p text:style-name="P43">&lt;<text:span text:style-name="T30">–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11">–</text:span> М-м-м. В описании заклинания Свирл упоминал гармонию. Я и подумал, а что, если это кат-то связано с тобой и твоими друзьями?</text:p>
      <text:p text:style-name="P2"><text:span text:style-name="T11">–</text:span> Хм. Ты так думаешь? <text:span text:style-name="T11">–</text:span> Единорожка вытащила с помощью магии засаленый том из угловой полки с знакомым названием: “Основы магического искусства”.</text:p>
      <text:p text:style-name="P2"><text:span text:style-name="T11">–</text:span> М-м-м… “...на укрепление гармонии нашего континуума...”.</text:p>
      <text:p text:style-name="P43">&gt;</text:p>
      <text:p text:style-name="P1"/>
      <text:p text:style-name="P4">***</text:p>
      <text:p text:style-name="P2"><text:span text:style-name="T11">–</text:span> Нууу, я не думаю, что это описан наша Терра. У нас ничего подобного не водится.</text:p>
      <text:p text:style-name="P2"><text:span text:style-name="T11">–</text:span> Да? Ну ладно. В конце-концов, это всего лишь миф. Свирл Бородатый, правда, упоминал о двух случаях встреч с существами, похожими на вас. <text:span text:style-name="T11">–</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1">–</text:span> Печенье испёк Спайк. Он на удивление искусный повар, когда на него находит вдохновение.</text:p>
      <text:p text:style-name="P2"><text:span text:style-name="T11">–</text:span> М-м-м. Вкусно. Очень вкусно.</text:p>
      <text:p text:style-name="P15"/>
      <text:p text:style-name="P2"><text:span text:style-name="T11">&lt;</text:span><text:span text:style-name="T3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1">&gt;</text:span></text:p>
      <text:p text:style-name="P15"/>
      <text:p text:style-name="P2"><text:span text:style-name="T11">–</text:span> Хорошо, у тебя есть какие-то встречные предложения?</text:p>
      <text:p text:style-name="P2">Твайлайт задумчиво прошлась вдоль книжной полки.</text:p>
      <text:p text:style-name="P2"><text:span text:style-name="T11">–</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1">–</text:span> Для духа я слишком материален.</text:p>
      <text:p text:style-name="P2"><text:soft-page-break/><text:span text:style-name="T11">–</text:span> Я знаю. Но ничего более подходящего в голову не приходит. Приходи завтра после обеда. Хорошо?</text:p>
      <text:p text:style-name="P2"><text:span text:style-name="T11">–</text:span> Хорошо, Твайлайт. Приду. Спокойной ночи!</text:p>
      <text:p text:style-name="P2"><text:span text:style-name="T11">–</text:span> Спокойной ночи, Макс!</text:p>
      <text:p text:style-name="P14"/>
      <text:p text:style-name="P14"/>
      <text:p text:style-name="P14"/>
      <text:p text:style-name="P15"><text:span text:style-name="T52">&lt;</text:span><text:span text:style-name="T34">самолёт в эквестрию проваливается во время </text:span><text:span text:style-name="T3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1">&gt;</text:span></text:p>
      <text:p text:style-name="P47">&lt;<text:span text:style-name="T1">О рейде пони-рейнджеров Максу рассказывает Луна во время его возвращения в Кантерлот после исчезновения Селестии.</text:span>&gt;</text:p>
      <text:p text:style-name="P43"/>
      <text:p text:style-name="P50">&lt;<text:span text:style-name="T3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0"/>
      <text:p text:style-name="P2"><text:span text:style-name="T11">–</text:span> Ты могла бы нести меня телекинезом. Я, после того, как узнал о ваших способностях, удивлялся, почему ты этого не сделала?</text:p>
      <text:p text:style-name="P2"><text:span text:style-name="T11">–</text:span> Шутишь? <text:span text:style-name="T11">–</text:span> Селестия скосила на меня фиалковый глаз, продолжая колдовать с мешочком. <text:span text:style-name="T11">–</text:span> Ты бы потом не захотел бы видеть меня от перенесенного унижения.</text:p>
      <text:p text:style-name="P32"><text:span text:style-name="T11">&lt;Селестия </text:span>хочет любым способом (34) расположить к себе Макса, чтоб получить союзника в борьбе за спасение Эквестрии<text:span text:style-name="T11">&gt;</text:span></text:p>
      <text:p text:style-name="P2"/>
      <text:p text:style-name="P2"><text:span text:style-name="T11">–</text:span> А дальше всё было хуже, намного хуже...</text:p>
      <text:p text:style-name="P2"/>
      <text:p text:style-name="P1"/>
      <text:p text:style-name="P2"/>
      <text:p text:style-name="P4">***</text:p>
      <text:p text:style-name="P15"/>
      <text:p text:style-name="P2"><text:span text:style-name="T11">&lt;Луна - </text:span><text:span text:style-name="T3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1">&gt;</text:span></text:p>
      <text:p text:style-name="P15"/>
      <text:h text:style-name="P153"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3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1">–</text:span> Тьфу ты, б-бестия! <text:span text:style-name="T11">–</text:span> Мэдтроттер принялся протирать окровавленное лезвие. <text:span text:style-name="T11">–</text:span> Впервые такую тварь встречаю.</text:p>
      <text:p text:style-name="P2"><text:span text:style-name="T11">–</text:span> Не думаю, что она появится ещё. <text:span text:style-name="T11">–</text:span> Калрус вслушивался в лесной шум. Уши его поворачивались по ветру. <text:span text:style-name="T11">–</text:span> Ты её хорошенько угостил. По первому разряду!</text:p>
      <text:p text:style-name="P2"><text:span text:style-name="T11">–</text:span> У нас, в Аппалузе, это называется “салют легионера”, <text:span text:style-name="T11">–</text:span> усмехнулся Хорст. <text:span text:style-name="T11">–</text:span> Мало кто из врагов его переживает.</text:p>
      <text:p text:style-name="P2"><text:span text:style-name="T11">–</text:span> Первым дежуришь ты, Мэдди. Потом я. Калрус <text:span text:style-name="T11">—</text:span> последним, <text:span text:style-name="T11">–</text:span> решил я. <text:span text:style-name="T11">–</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1">–</text:span> Что за чертовщина? <text:span text:style-name="T11">–</text:span> Мэдтроттер трогал копытом лежащую на земле плеть лианы, которая медленно уползала в чащу, сворачиваясь в колючий клубок.</text:p>
      <text:p text:style-name="P2"><text:span text:style-name="T11">–</text:span> Не нравится мне это, <text:span text:style-name="T11">–</text:span> пробормотал Калрус, стряхивая с крыла зелёную плеть, свесившуюся с дерева и попытавшуюся обвить его махательный сустав. <text:span text:style-name="T11">–</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1">–</text:span> Да уж, <text:span text:style-name="T11">–</text:span> Мэдтроттер обнажил алебарду и закрепил её на ноге остриём вверх. <text:span text:style-name="T11">–</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1">–</text:span> Шанту?</text:p>
      <text:p text:style-name="P2"><text:span text:style-name="T11">–</text:span> Ваше Высочество? Мы никогда не встречали такое существо раньше и я…</text:p>
      <text:p text:style-name="P2"><text:span text:style-name="T11">–</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text:soft-page-break/>мигающие внизу тысячей светлячков.</text:p>
      <text:p text:style-name="P2"><text:span text:style-name="T11">–</text:span> Хотя кое-кто за за тысячу лет воздержания накопил столько силы, что может жонглировать планетами, не думаю, что он <text:span text:style-name="T11">&lt;</text:span><text:span text:style-name="T29">вот эту-то энергию Дискорд и потратил на превращение в дракона в мире Терры</text:span><text:span text:style-name="T11">&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1">&lt;</text:span><text:span text:style-name="T31">Добавить кокатрикса, мантикору и древесных волков. Тентаклианы переименовать в пландерсиды</text:span><text:span text:style-name="T11">&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1">–</text:span> Что за ерунда? <text:span text:style-name="T11">–</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1">–</text:span> Не знаю, что за ерунда, но теперь становится ясно, откуда тут те черепа. <text:span text:style-name="T11">–</text:span> Я вытер накрыльный нож о траву и показал на две продолговатости, тускло белевшие в траве у самого ствола граба. <text:span text:style-name="T11">–</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1">–</text:span> Пхе, будет несколько <text:span text:style-name="T11">—</text:span> выберешь для них самый подходящий! <text:span text:style-name="T11">–</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1">&lt;</text:span><text:span text:style-name="T30">короткий</text:span><text:span text:style-name="T11">&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1">–</text:span> Ходят слухи, Стар <text:span text:style-name="T11">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1">—</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1">–</text:span> Мечтательно разглагольствовал Калрус.</text:p>
      <text:p text:style-name="P2"><text:span text:style-name="T11">–</text:span> Смотри, как бы ты сам после такой встречи не стал чудным материалом для <text:s/>чудовища, <text:span text:style-name="T11">–</text:span> проворчал Мэдтроттер. <text:span text:style-name="T11">–</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1">–</text:span> Странно, кто-то ходил к замку после того, как он был заброшен, <text:span text:style-name="T11">–</text:span> пробормотал Мэдтроттер. <text:span text:style-name="T11">–</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1">–</text:span> Дискорд! Что их убило? <text:span text:style-name="T11">–</text:span> присвистнул обошедший Хорста с другой стороны Калрус.</text:p>
      <text:p text:style-name="P2"><text:span text:style-name="T11">–</text:span> Что бы их ни убило, нам с этим знакомиться ни к чему, <text:span text:style-name="T11">–</text:span> пробормотал Мэдтроттер озираясь. <text:span text:style-name="T11">–</text:span> Не могу себе представить, чтоб кто-то мог легко справиться одновременно с силой земнопони, магией единорогов и крыльями пегасов.</text:p>
      <text:p text:style-name="P2"><text:soft-page-break/>Я поднял нагрудную бляху, лежащую на скелете с раздавленной грудной клеткой.</text:p>
      <text:p text:style-name="P2"><text:span text:style-name="T11">–</text:span> Это королевский конвой. Такие были на службе у принцесс ещё лет двадцать назад, до Раздора.</text:p>
      <text:p text:style-name="P2"><text:span text:style-name="T11">–</text:span> Такое впечатление, что… <text:span text:style-name="T11">–</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1">–</text:span> ...тут была засада <text:span text:style-name="T11">–</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1">—</text:span> туда мы и помчались, сопровождаемые хлопками и свистом вращающихся шаров.</text:p>
      <text:p text:style-name="P4">***</text:p>
      <text:p text:style-name="P2"><text:span text:style-name="T11">–</text:span> Откуда там останки пегасов? Кто мог поймать их там? Они могут уйти от любой засады.</text:p>
      <text:p text:style-name="P2"><text:span text:style-name="T11">–</text:span> Не знаю, как насчёт летунов, принцессса, но когда мы осматривали кости, на нас было совершено нападение...</text:p>
      <text:p text:style-name="P2"><text:span text:style-name="T11">–</text:span> Вот как? На королевскую стражу в центре Эквестрии? Кто же это был?</text:p>
      <text:p text:style-name="P2"><text:span text:style-name="T11">–</text:span> Лианы, принцесса. <text:span text:style-name="T11">–</text:span> Кимеринн отчеканил последнюю фразу, глядя прямо перед собой. <text:span text:style-name="T11">–</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1">– </text:span>сорок. Мы назвали их <text:span text:style-name="T11">&lt;</text:span><text:span text:style-name="T30">???</text:span><text:span text:style-name="T11">&gt;</text:span></text:p>
      <text:p text:style-name="P2">Луна обошла Кимеринна. </text:p>
      <text:p text:style-name="P2"><text:span text:style-name="T11">–</text:span> У вас рассечен бок. И колотая рана на шее.</text:p>
      <text:p text:style-name="P2"><text:span text:style-name="T11">–</text:span> Не уследил за лианой, Ваше Высочество. Ерунда. Калрус вовремя отсёк плеть. <text:span text:style-name="T11">–</text:span> Голубые глаза Кимеринна смотрели прямо сквозь Луну, не мигая.</text:p>
      <text:p text:style-name="P2"><text:span text:style-name="T11">–</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1">–</text:span> Я ценю вашу службу и хочу достойно наградить вас. Спрашивайте.</text:p>
      <text:p text:style-name="P2"><text:span text:style-name="T11">–</text:span> Мне… мне ничего не нужно, Ваше Высочество. <text:span text:style-name="T11">–</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1">–</text:span> Кимеринн, вы окажете своей принцессе услугу, если согласитесь <text:s/>принять от неё награду! <text:span text:style-name="T11">–</text:span> Если бы он понял… Как когда-то понял Амарок… Аликорны <text:span text:style-name="T11">—</text:span> тоже живые существа. И они очень одиноки…</text:p>
      <text:p text:style-name="P2"><text:span text:style-name="T11">–</text:span> Хорошо, Ваше Высочество. <text:span text:style-name="T11">–</text:span> Кимеринн смотрел не мигая в точку прямо перед собой. <text:span text:style-name="T11">–</text:span> Я хочу… в награду… обращаться к вам на “ты”!</text:p>
      <text:p text:style-name="P2">Туман застилал глаза Луне. Она смотрела на него <text:span text:style-name="T11">—</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1">–</text:span> Ну что же… Я рада оказать такую услугу… Тебе…</text:p>
      <text:p text:style-name="P2"><text:span text:style-name="T11">–</text:span> Принцесса…</text:p>
      <text:p text:style-name="P2"><text:span text:style-name="T11">–</text:span> Луна, мой дорогой. Для тебя <text:span text:style-name="T11">—</text:span> Луна…</text:p>
      <text:p text:style-name="P2">...</text:p>
      <text:p text:style-name="P2"><text:soft-page-break/></text:p>
      <text:h text:style-name="P153" text:outline-level="2">Рейд пони-рэйнджеров-2 (<text:span text:style-name="T3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1">&lt;</text:span><text:span text:style-name="T30">гидрорысью</text:span><text:span text:style-name="T11">&gt;</text:span> и нападением <text:span text:style-name="T11">&lt;</text:span><text:span text:style-name="T30">тентаклиан</text:span><text:span text:style-name="T11">&gt;</text:span> казался мне ещё опаснее. А если этот корабль обследовать как следует…</text:p>
      <text:p text:style-name="P2"><text:span text:style-name="T11">–</text:span> Заночуем внутри. - <text:span text:style-name="T1">р</text:span>ешил я.</text:p>
      <text:p text:style-name="P2"><text:span text:style-name="T11">&lt;</text:span><text:span text:style-name="T30">Нужен ли тут самолёт? Нужен артефакт из Fallout Equestria - летучий корабль</text:span>?<text:span text:style-name="T11">&gt;</text:span></text:p>
      <text:p text:style-name="P2">Утро встретило нас туманом. Я пытался рассмотреть руины замка на противоположном берегу.</text:p>
      <text:p text:style-name="P2"><text:span text:style-name="T11">–</text:span> Идти опасно. Засаду прозевать <text:span text:style-name="T11">—</text:span> как два пера об мостовую. Хорст, я слетаю в разведку. Не нравится мне это болото.</text:p>
      <text:p text:style-name="P2"><text:span text:style-name="T11">–</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1">–</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1">–</text:span> Заметил что-то. <text:span text:style-name="T11">–</text:span> Хорст приставил копыто ко лбу, пытаясь рассмотретьчто-то против солнца. <text:span text:style-name="T11">–</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text:soft-page-break/>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1">–</text:span> Поворачивайте, уходите от болота! <text:span text:style-name="T11">–</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1">–</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1">–</text:span> Не в крыло, а в ногу, <text:span text:style-name="T11">–</text:span> проворчал я, стаскивая зубами с задней ноги толстую плеть плюща, гладко отрубленную стилетом. <text:span text:style-name="T11">–</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1">– </text:span>Схватил бы за крыло <text:span text:style-name="T11">—</text:span> я бы не вырвался.</text:p>
      <text:p text:style-name="P2">Я взглянул вверх. На металлической стенке чётко отпечатались четыре полукруга копыт. </text:p>
      <text:p text:style-name="P2"><text:span text:style-name="T11">–</text:span> И пришлось бы тебе за меня во дворце отдуваться.</text:p>
      <text:p text:style-name="P2"><text:span text:style-name="T11">–</text:span> Нашел что-нибудь интересное в развалинах?</text:p>
      <text:p text:style-name="P2"><text:span text:style-name="T11">–</text:span> А как же! Странное такое. Похожее на обезьяну. Но стройнее и грациознее. И оно было одето…</text:p>
      <text:p text:style-name="P2"><text:span text:style-name="T11">–</text:span> Одето?</text:p>
      <text:p text:style-name="P2"><text:span text:style-name="T11">–</text:span> Да, в потёртые джинсы и куртку. И на спине было что-то вроде перемётной сумки. Не успел как следует расмотреть <text:span text:style-name="T11">—</text:span> оно скрылось в кустах. Что его отличало от обезьяны <text:span text:style-name="T11">—</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1">–</text:span> Ещ одно неизвестное чудовище! <text:s/>Что-то их тут много развелось.</text:p>
      <text:p text:style-name="P2">Я крепко задумался. Принцесса приказывала <text:span text:style-name="T11">—</text:span> нет, не приказывала <text:span text:style-name="T11">—</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1">–</text:span> Куда идём, Кэп? <text:span text:style-name="T11">–</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1">–</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oft-page-break/><text:span text:style-name="T11">–</text:span> Вы ведь в неопасное место идёте, да?</text:p>
      <text:p text:style-name="P2"><text:span text:style-name="T11">–</text:span> Да, Силк Мэйн, в неопасное.</text:p>
      <text:p text:style-name="P2"><text:span text:style-name="T11">–</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1">–</text:span> Силк, не волнуйся, если будет опасно, мы сразу же повернём. (И пойдём другой дорогой <text:span text:style-name="T11">—</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1">—</text:span> ничтожны.</text:p>
      <text:p text:style-name="P2"><text:span text:style-name="T11">–</text:span> Возвращаемся, Мэдди, <text:span text:style-name="T11">–</text:span> решил я. <text:span text:style-name="T11">–</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1">–</text:span> Пони умеют переносить тяготы, Макс. <text:span text:style-name="T11">–</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1">&lt;</text:span><text:span text:style-name="T3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2"><text:span text:style-name="T11">&lt;</text:span><text:span text:style-name="T3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1">&gt;</text:span></text:p>
      <text:p text:style-name="P2"/>
      <text:p text:style-name="P2"/>
      <text:p text:style-name="P2"/>
      <text:p text:style-name="P2"><text:span text:style-name="T11">–</text:span> Тия, я…</text:p>
      <text:p text:style-name="P2"><text:span text:style-name="T11">–</text:span> Не говори ничего! Твайлайт нашла в архиве северного крыла полузаконченное заклинание <text:span text:style-name="T11">C</text:span>вирла Бородатого. “Защита от неведомой угрозы” <text:span text:style-name="T11">—</text:span> так он назвал его. Синопсис восстановить не удалось <text:span text:style-name="T11">—</text:span> <text:soft-page-break/>Свирл записал его на некачественной бумаге. Треть заклинания Твайли восстановила экстраполяцией <text:span text:style-name="T11">—</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1">—</text:span> всего лишь появился ты! <text:span text:style-name="T11">–</text:span> это слово Селестия выдохнула мне в лицо, буквально ткнув меня носом. <text:span text:style-name="T11">–</text:span> И всё это время я думала <text:span text:style-name="T11">—</text:span> кто ты? Наше спасение, или всего лишь горькая шутка судьбы? И я до сих пор не знаю. </text:p>
      <text:p text:style-name="P2">Ты извини, Макс, я разнервничалась/ <text:span text:style-name="T11">–</text:span> Селестия отвернулась от меня. Я протянул руку и осторожно поправил локон переливающейся гривы. <text:span text:style-name="T11">–</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1">–</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1">–</text:span> Я не смогу сделать тебя счастливой, Тия, <text:span text:style-name="T11">–</text:span> я покачал головой. <text:span text:style-name="T11">– </text:span>Я не знаю, чем вам помочь. Скорее всего, я попал сюда случайно.</text:p>
      <text:p text:style-name="P2"><text:span text:style-name="T11">–</text:span> Я так и думала, <text:span text:style-name="T11">–</text:span> кивнула головой Селестия. <text:span text:style-name="T11">–</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9"/>
      <text:p text:style-name="P50">Она вытянула шею и начала по очереди сгибать-разгибать ноги, разминая суставы.</text:p>
      <text:p text:style-name="P50"><text:span text:style-name="T11">–</text:span> Слишком поздно, <text:span text:style-name="T11">–</text:span> пробормотала она, глядя через панорамное окно на ночное небо. <text:span text:style-name="T11">–</text:span> Даже, скорее, рано. Сестра скоро вернётся.</text:p>
      <text:p text:style-name="P2"/>
      <text:p text:style-name="P2"><text:span text:style-name="T11">–</text:span> Макс, <text:span text:style-name="T11">–</text:span> обернулась она ко мне, <text:span text:style-name="T11">–</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1">—</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1">–</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3" text:outline-level="2">В библиотеке замка Селестии</text:h>
      <text:p text:style-name="P95"/>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1">&lt;</text:span><text:span text:style-name="T30">название книги</text:span><text:span text:style-name="T11">&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1">&lt;</text:span><text:span text:style-name="T30">название библиотеки</text:span><text:span text:style-name="T11">&gt;</text:span>, пытаясь найти хоть какую-нибудь зацепку. Но всё тщётно.</text:p>
      <text:p text:style-name="P2">Если верить заклинанию, я <text:span text:style-name="T11">—</text:span> внешняя сила, и если меня хорошо попросить <text:span text:style-name="T11">&lt;</text:span><text:span text:style-name="T30">см. выше - ночь с Селестией</text:span><text:span text:style-name="T11">&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3" text:outline-level="2">Понивилль</text:h>
      <text:p text:style-name="P2"/>
      <text:h text:style-name="P15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text:soft-page-break/>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oft-page-break/><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4"/>
      <text:h text:style-name="P153" text:outline-level="2">Первый сеанс двойного сна. Рэрити</text:h>
      <text:p text:style-name="P2"/>
      <text:p text:style-name="P2"><text:span text:style-name="T11">&lt;</text:span><text:span text:style-name="T3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0">Сон одновременно смотрели Рэрити, Пинки и РД. Флатти и ЭйДжей не успели подойти вовремя, т.к. жили за городом.</text:span><text:span text:style-name="T11">&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1">–</text:span> Кровать для тебя маловата, Макс, <text:span text:style-name="T11">–</text:span> извиняющимся тоном сообщила Твайлайт. <text:span text:style-name="T11">–</text:span> Мы сдвинули два матраса на полу. Вы с Рэрити должны поместиться.</text:p>
      <text:p text:style-name="P2"><text:span text:style-name="T11">–</text:span> Может, и поместимся. Но, вообще, я во сне верчусь.</text:p>
      <text:p text:style-name="P2"><text:span text:style-name="T11">–</text:span> Не страшно, ты не успеешь… <text:span text:style-name="T11">–</text:span> её слова были заглушены звоном входного колокольчика. Хлопнула дверь и в читальный зал вошла светлая единорожка.</text:p>
      <text:p text:style-name="P2"><text:span text:style-name="T11">–</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11">—</text:span> всё это придавало Рэрити неожиданный шарм.</text:p>
      <text:p text:style-name="P2"><text:span text:style-name="T11">–</text:span> Рэрити, ты выглядишь… Замечательно выглядишь! <text:span text:style-name="T11">–</text:span> растерянно пролепетала Твайлайт.</text:p>
      <text:p text:style-name="P2"><text:span text:style-name="T11">–</text:span> Дааааааа… Замечательно! <text:span text:style-name="T11">–</text:span> наконец-то смог закрыть рот <text:span text:style-name="T1">и втянуть слюни </text:span>Спайк.</text:p>
      <text:p text:style-name="P2"><text:span text:style-name="T11">–</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1">–</text:span> смущённо сказала Рэрити, глядя мимо меня своими фиолетовыми глазами.</text:p>
      <text:p text:style-name="P2"><text:span text:style-name="T11">–</text:span> Спасибо, Рэрити. Ты выглядишь потрясно. <text:span text:style-name="T11">–</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1">–</text:span> Ну что же, если готовы <text:span text:style-name="T1">—</text:span> ложитесь на матрас и расслабьтесь. Вы должны касаться друг-друга. <text:span text:style-name="T11">–</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1">–</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1">–</text:span> Готовы? <text:span text:style-name="T11">–</text:span> Спросила Твайлайт.</text:p>
      <text:p text:style-name="P2"><text:span text:style-name="T11">–</text:span> Я готова. <text:span text:style-name="T11">–</text:span> <text:span text:style-name="T1">о</text:span>тозвалась Рэрити.</text:p>
      <text:p text:style-name="P2"><text:span text:style-name="T11">–</text:span> Готов. <text:span text:style-name="T11">–</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3" text:outline-level="2">Сон Макса</text:h>
      <text:p text:style-name="P95"/>
      <text:p text:style-name="P2"><text:span text:style-name="T11">&lt;</text:span><text:span text:style-name="T3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5">–</text:span><text:span text:style-name="T30"> Готова, </text:span><text:span text:style-name="T35">–</text:span><text:span text:style-name="T30"> процедила она.</text:span><text:span text:style-name="T11">&gt;</text:span></text:p>
      <text:p text:style-name="P4">***</text:p>
      <text:p text:style-name="P2"><text:span text:style-name="T11">–</text:span> Вставай, Макс! <text:span text:style-name="T11">–</text:span> Маленькое копыто надавливало мне на грудь, делая энергичные круговые движения.</text:p>
      <text:p text:style-name="P2"><text:span text:style-name="T11">–</text:span> Твайлайт? <text:span text:style-name="T11">–</text:span> Взгляд сфокусировался на лавандовой единорожке, озабоченно осматривающей меня и продолжающей массаж в области сердца.</text:p>
      <text:p text:style-name="P2"><text:span text:style-name="T11">–</text:span> Мне не понравился цвет твоей мордочки. Ты стал слишком бледный. Я решила прервать твой сон. Как ты себя ...</text:p>
      <text:p text:style-name="P2"><text:span text:style-name="T11">–</text:span> … чувствуешь, дорогая Рэрити?! Я могу чем-нибудь помочь? Вот, выпей воды! <text:span text:style-name="T11">–</text:span> <text:span text:style-name="T1">д</text:span>ракончик <text:soft-page-break/>метался вокруг светлой единорожки, в волнении заламывая лапки.</text:p>
      <text:p text:style-name="P2"><text:span text:style-name="T11">–</text:span> Спасибо, Спайк! Ты очень любезен! <text:span text:style-name="T11">–</text:span> Рэрити приподнялась на матрасе и сделала пару глотков из услужливо поднесенного Спайком стакана.</text:p>
      <text:p text:style-name="P2"><text:span text:style-name="T11">–</text:span> Я в порядке. Что-то удалось узнать? <text:span text:style-name="T11">–</text:span> обратился я к Рэрити.</text:p>
      <text:p text:style-name="P2"><text:span text:style-name="T11">–</text:span> Я всё расскажу, <text:span text:style-name="T11">–</text:span> кивнула единорожка. <text:span text:style-name="T11">–</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1">–</text:span> Годится, <text:span text:style-name="T11">–</text:span> кивнула Твайлайт. <text:span text:style-name="T11">–</text:span> Тогда до завтрашнего вечера каждый свободен и занимается своими делами.</text:p>
      <text:p text:style-name="P2"><text:span text:style-name="T11">– </text:span>Да, Макс?</text:p>
      <text:p text:style-name="P2"><text:span text:style-name="T11">–</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1">–</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1">–</text:span> Я помогу-у-у-у! <text:span text:style-name="T11">–</text:span> <text:span text:style-name="T1">з</text:span>апрыгала на месте Пинки.</text:p>
      <text:p text:style-name="P2"><text:span text:style-name="T11">–</text:span> Я помогу! <text:span text:style-name="T11">–</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11">–</text:span> Я первая предложила! <text:span text:style-name="T11">–</text:span> возмутилась Пинки.</text:p>
      <text:p text:style-name="P2"><text:span text:style-name="T11">–</text:span> Предложила не ты, а Твайлайт. <text:span text:style-name="T11">–</text:span> <text:span text:style-name="T1">п</text:span>арировала Рэйнбоу Дэш.</text:p>
      <text:p text:style-name="P2"><text:span text:style-name="T11">–</text:span> Не ссорьтесь, <text:span text:style-name="T1">кобылки</text:span>! Давайте сегодня мне показывает Понивилль Пинки, а завтра <text:span text:style-name="T1">—</text:span> ты, Рэйнбоу. <text:span text:style-name="T11">–</text:span> <text:span text:style-name="T1">п</text:span>редложил я. <text:span text:style-name="T11">–</text:span> Годится?</text:p>
      <text:p text:style-name="P2"><text:span text:style-name="T11">–</text:span> Лады. <text:span text:style-name="T11">–</text:span> проворчала пегаска. <text:span text:style-name="T11">–</text:span> Приходи завтра на девять к библиотеке. Нет, лучше на десять.</text:p>
      <text:p text:style-name="P2"><text:span text:style-name="T11">–</text:span> Хорошо, Рэйнбоу Дэш. Договорились.</text:p>
      <text:p text:style-name="P2"><text:span text:style-name="T11">–</text:span> Пошли-пошли-пошли-пошли, <text:span text:style-name="T11">–</text:span> подталкивала меня головой к выходу Пинки. <text:span text:style-name="T11">–</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1">–</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1">–</text:span> <text:span text:style-name="T1">э</text:span>нергия Пинки была неиссякаема.</text:p>
      <text:p text:style-name="P2"><text:span text:style-name="T11">–</text:span> Ффух! Дай отдышаться.</text:p>
      <text:p text:style-name="P2"><text:span text:style-name="T11">–</text:span> Устал? <text:span text:style-name="T11">–</text:span> <text:span text:style-name="T1">у</text:span>частливо спросила Пинки.</text:p>
      <text:p text:style-name="P2"><text:soft-page-break/><text:span text:style-name="T11">–</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1">–</text:span> Да? Тогда пойдём перекусим.</text:p>
      <text:p text:style-name="P2">Манерный пони-оффициант выслушал наши пожелания и удалился.</text:p>
      <text:p text:style-name="P2"><text:span text:style-name="T11">–</text:span> А какой у тебя был образ жизни?</text:p>
      <text:p text:style-name="P2"><text:span text:style-name="T11">–</text:span> В основном, <text:span text:style-name="T1">э</text:span>сидячий.</text:p>
      <text:p text:style-name="P2"><text:span text:style-name="T11">–</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1">–</text:span> А у нас сидячая работа в порядке вещей.</text:p>
      <text:p text:style-name="P2"><text:span text:style-name="T11">–</text:span> Ужас-ужас! <text:span text:style-name="T11">–</text:span> Пинки прижала копыта передних ног к голове. <text:span text:style-name="T11">–</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1">&lt;</text:span><text:span text:style-name="T30">Рэйнбоу объясняет Максу, почему Пинки расплатилась за него </text:span><text:span text:style-name="T31">—</text:span><text:span text:style-name="T30"> и вспоминает, что когда-то уже объясняла нечто подобное (Леро)</text:span></text:p>
      <text:p text:style-name="P2"/>
      <text:h text:style-name="P15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1">–</text:span> Привет! Куда это ты собрался? <text:span text:style-name="T11">–</text:span> <text:span text:style-name="T1">п</text:span>розвучало из листвы, как только я взялся за ручку двери. С ветки на землю спланировала Рэйнбоу Дэш.</text:p>
      <text:p text:style-name="P2"><text:span text:style-name="T11">–</text:span> Она ещё спит. Вчера пересидела за книгами. Не стоит её будить. <text:span text:style-name="T11">–</text:span> пегаска <text:span text:style-name="T1">к</text:span>ивнула на дверь. <text:span text:style-name="T11">–</text:span> Ну, пошли?</text:p>
      <text:p text:style-name="P2"><text:span text:style-name="T11">–</text:span> Пошли, Рэйнбоу Дэш. А куда?</text:p>
      <text:p text:style-name="P2"><text:span text:style-name="T11">–</text:span> Слушай, зови меня Дэш. А то и мне придётся звать тебя полным именем, а я этого не выношу.</text:p>
      <text:p text:style-name="P2"><text:span text:style-name="T11">–</text:span> Договорились, Дэш. Так куда мы идём?</text:p>
      <text:p text:style-name="P2"><text:span text:style-name="T11">–</text:span> К <text:span text:style-name="T11">&lt;</text:span><text:span text:style-name="T30">водопаду</text:span><text:span text:style-name="T11">&gt;</text:span>. Там здоровски красивое место.</text:p>
      <text:p text:style-name="P2"><text:span text:style-name="T11">–</text:span> А я думал, ты хочешь показать мне Понивилль.</text:p>
      <text:p text:style-name="P2"><text:span text:style-name="T11">–</text:span> Да ладно, <text:span text:style-name="T11">–</text:span> засмеялась пегаска, скосив на меня смущёную мордочку, <text:span text:style-name="T11">–</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oft-page-break/><text:span text:style-name="T11">–</text:span> Макс, <text:span text:style-name="T11">–</text:span> нарушила молчание Дэш, <text:span text:style-name="T11">–</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1">–</text:span> Дежа вю? Ты об этом?</text:p>
      <text:p text:style-name="P2"><text:span text:style-name="T11">– </text:span>Что? Какое ещё дежавю?</text:p>
      <text:p text:style-name="P2"><text:span text:style-name="T11">–</text:span> Ложные воспоминания. Ты помнишь о чём-то, чего на самом деле никогда не было.</text:p>
      <text:p text:style-name="P2"><text:span text:style-name="T11">–</text:span> Хм. Может, и дежавю… Может… А если всё же было? Но ты не помнишь когда и как?</text:p>
      <text:p text:style-name="P2"><text:span text:style-name="T11">–</text:span> Дэш, не говори загадками. Если хочешь услышать внятный ответ, задавай внятный вопрос.</text:p>
      <text:p text:style-name="P2"><text:span text:style-name="T11">–</text:span> Не готова я… задать внятный вопрос. <text:span text:style-name="T11">–</text:span> <text:span text:style-name="T1">п</text:span>робормотала пегаска. <text:span text:style-name="T11">–</text:span> Нам туда.</text:p>
      <text:p text:style-name="P2">Дэш указала на тропку, уводящую от путей в молодой берёзово-кленовый лесок.</text:p>
      <text:p text:style-name="P2"><text:span text:style-name="T11">–</text:span> Ну-у-у, так мы до вечера не дойдём. <text:span text:style-name="T11">–</text:span> <text:span text:style-name="T1">н</text:span>едовольно заметила Дэш через пару минут. <text:span text:style-name="T11">–</text:span> Пробежимся?</text:p>
      <text:p text:style-name="P2"><text:span text:style-name="T11">–</text:span> Из меня бегун тот ещё. <text:s/>Я проплыть могу больше, чем пробежать.</text:p>
      <text:p text:style-name="P2"><text:span text:style-name="T11">–</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1">–</text:span> Всё, Дэш. Я больше не могу.</text:p>
      <text:p text:style-name="P2"><text:span text:style-name="T11">–</text:span> Ты шутишь? Мы и полмили не пробежали.</text:p>
      <text:p text:style-name="P2"><text:span text:style-name="T11">–</text:span> Понимаешь, бег <text:span text:style-name="T1">—</text:span> не моя сильная сторона. Никогда не умел долго бегать.</text:p>
      <text:p text:style-name="P2"><text:span text:style-name="T11">–</text:span> Как же ты жил тогда? <text:span text:style-name="T11">–</text:span> недоумённо уставилась на меня пегаска. <text:span text:style-name="T11">– </text:span><text:span text:style-name="T1">Летать-то ты тоже не умеешь?</text:span></text:p>
      <text:p text:style-name="P2"><text:span text:style-name="T11">–</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1">–</text:span> Ничего себе “скорее исключение, чем правило”, <text:span text:style-name="T11">–</text:span> удивлённо повторила Дэш. <text:span text:style-name="T11">–</text:span> Да у нас это такое же исключение, как нелетающий пегас! Какое уж там “правило”! Дискорд, что же нам делать? Так мы не успеем…</text:p>
      <text:p text:style-name="P2"><text:span text:style-name="T11">–</text:span> Мы можем вернуться. А это место ты покажешь мне в другой раз. Выберемся туда в двухдневный поход.</text:p>
      <text:p text:style-name="P2"><text:span text:style-name="T11">–</text:span> Нет уж! Никаких “вернуться”. Если вернёмся, то никогда уже там не побываем. <text:span text:style-name="T11">–</text:span> <text:span text:style-name="T1">с</text:span>ерьёзно заявила Дэш. <text:span text:style-name="T11">–</text:span> Уж поверь мне. Вот что. У тебя передние лапы <text:span text:style-name="T1">—</text:span> те, которые с пальцами, <text:span text:style-name="T1">—</text:span> сильные?</text:p>
      <text:p text:style-name="P2"><text:span text:style-name="T11">&lt;</text:span><text:span text:style-name="T30">Cначала описать попытку усесться сверху. На первой попытке Макс поранился об брошь в гриве РД в виде радужной молнии</text:span><text:span text:style-name="T11">&gt;</text:span></text:p>
      <text:p text:style-name="P2"><text:span text:style-name="T11">–</text:span> Сможешь меня удержать?</text:p>
      <text:p text:style-name="P2"><text:span text:style-name="T11">–</text:span> Ты про руки, что ли? Смогу. А зачем?</text:p>
      <text:p text:style-name="P2"><text:span text:style-name="T11">–</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1">–</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1">–</text:span> <text:span text:style-name="T1">н</text:span>ачала оправдываться Дэш.</text:p>
      <text:p text:style-name="P2"><text:span text:style-name="T11">–</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text:soft-page-break/>вещи.</text:p>
      <text:p text:style-name="P2"><text:span text:style-name="T11">–</text:span> Ну да, не сообразила сразу насчёт баланса, <text:span text:style-name="T11">–</text:span> рассмеялась пегаска, вставая на ноги. <text:span text:style-name="T11">–</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1">–</text:span> Ю-у-у-у-ху-у-у-у!!! <text:span text:style-name="T11">–</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1">&lt;</text:span><text:span text:style-name="T30">Дэш расплачивается за Макса в кафе. Когда тот спрашивает, почему она и Пинки платят за него, Дэш, вместо ответа, говорит:</text:span></text:p>
      <text:p text:style-name="P2"><text:span text:style-name="T35">–</text:span><text:span text:style-name="T30"> Пинки? </text:span><text:span text:style-name="T35">–</text:span><text:span text:style-name="T30"> Дэш сморщила нос. </text:span><text:span text:style-name="T35">–</text:span><text:span text:style-name="T30"> Я скажу ей, чтоб больше не </text:span><text:span text:style-name="T35">платила.</text:span><text:span text:style-name="T11">&gt;</text:span></text:p>
      <text:p text:style-name="P2"><text:span text:style-name="T11">Хотя</text:span> за то немногое время, что мы провели вместе, я понял, что ожидать от голубой пегаски предсказуемости <text:span text:style-name="T11">–</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1">—</text:span> скажем, 35 <text:span text:style-name="T11">– </text:span>40 метров (на 50 я без дыхательной подготовки давно не замахиваюсь, а о 75-ти уже даже и не вспоминаю), но в такой воде <text:span text:style-name="T11">–</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1">–</text:span> Ф-р-р-р. Тьфу! Бр-р-р.</text:p>
      <text:p text:style-name="P2">Дэш выплюнула меня на берег и сама упала рядом.</text:p>
      <text:p text:style-name="P2"><text:span text:style-name="T11">–</text:span> Что ж? Ты? Не? Сказал? Что? <text:s/>Не? Умеешь? Плавать? <text:span text:style-name="T11">–</text:span> <text:span text:style-name="T1">в</text:span> промежутках между вздохами процедила Дэш.</text:p>
      <text:p text:style-name="P2"><text:span text:style-name="T11">–</text:span> С чего ты взяла? Я умею.</text:p>
      <text:p text:style-name="P2"><text:span text:style-name="T11">–</text:span> Ты ушёл под воду! И не выныривал! <text:span text:style-name="T11">–</text:span> <text:span text:style-name="T1">о</text:span>т возмущения пегаска даже забыла дышать.</text:p>
      <text:p text:style-name="P2"><text:span text:style-name="T11">–</text:span> Я не выныривал, потому что решил поплавать под водой. Я, вообще, это дело люблю.</text:p>
      <text:p text:style-name="P2"><text:span text:style-name="T11">–</text:span> Что??! И ты не предупредил меня?!! Знаешь, как я испугалась?!! Ни одна пони без магии столько под водой не продержится!!</text:p>
      <text:p text:style-name="P2"><text:span text:style-name="T11">–</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1">–</text:span> Да. Это я виновата. Я дура. Извини, <text:span text:style-name="T11">–</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oft-page-break/><text:span text:style-name="T11">–</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1">&lt;</text:span><text:span text:style-name="T30">В Кантерлоте Макс присутствует на церемонии прощания с Кимеринном</text:span><text:span text:style-name="T11">&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1">–</text:span> Ух ты! <text:span text:style-name="T11">–</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1">–</text:span> Как тут…</text:p>
      <text:p text:style-name="P2"><text:span text:style-name="T11">–</text:span> Красиво, правда? <text:span text:style-name="T11">–</text:span> Дэш отследила мой взгляд и кивнула.</text:p>
      <text:p text:style-name="P2"><text:span text:style-name="T11">–</text:span> Красиво <text:span text:style-name="T1">—</text:span> это не то <text:span text:style-name="T1">чувство</text:span>. Тут чудесно! Просто слов нет…</text:p>
      <text:p text:style-name="P2"><text:span text:style-name="T11">–</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1">–</text:span> А сейчас? Сейчас у тебя есть такое чувство?</text:p>
      <text:p text:style-name="P2"><text:span text:style-name="T11">–</text:span> Сейчас мне хочется, чтобы ты это видел. Не знаю почему. То есть, не совсем чтобы не знаю. <text:span text:style-name="T11">–</text:span> Дэш отпрянула и посмотрела мне в глаза. <text:span text:style-name="T11">–</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1">–</text:span> Это исключено, Дэш. Я никак не мог повстречаться с тобой в своём мире.</text:p>
      <text:p text:style-name="P2"><text:span text:style-name="T11">–</text:span> Да? Странно. Откуда же это чувство, будто я тебя знаю? <text:span text:style-name="T11">–</text:span> <text:span text:style-name="T1">п</text:span>робормотала пегаска. <text:span text:style-name="T11">–</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1">–</text:span> Тебе надо просушить шерсть. Снимай-ка одежду! <text:span text:style-name="T11">–</text:span> <text:span text:style-name="T1">с</text:span>командовала Дэш.</text:p>
      <text:p text:style-name="P2"><text:span text:style-name="T11">–</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1">–</text:span> Куда это ты спрятался? <text:span text:style-name="T11">–</text:span> <text:span text:style-name="T1">з</text:span>аросли вербы раздвинулись, пропуская пегаску.</text:p>
      <text:p text:style-name="P2"><text:span text:style-name="T11">–</text:span> Оп-па! <text:span text:style-name="T11">–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1">–</text:span> Ты чего? <text:span text:style-name="T11">–</text:span> <text:span text:style-name="T1">в</text:span> конце-концов озадаченно спросила она. <text:span text:style-name="T11">–</text:span> Что-то не так?</text:p>
      <text:p text:style-name="P2"><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2"><text:soft-page-break/><text:span text:style-name="T11">–</text:span> А с кем не так? Со мной? С тобой? Или вообще? <text:span text:style-name="T11">–</text:span> <text:span text:style-name="T1">д</text:span>опытывалась пегаска.</text:p>
      <text:p text:style-name="P2"><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2"><text:span text:style-name="T11">–</text:span> Ну и?</text:p>
      <text:p text:style-name="P2"><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1">–</text:span> А какой смысл в этом правиле? Какую цель оно преследует?</text:p>
      <text:p text:style-name="P2"><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1">–</text:span> Вот видишь, ты меня правильно поняла. Описанные тобой табу у нас, кстати, тоже есть.</text:p>
      <text:p text:style-name="P2"><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попросили спеть на празднике <text:span text:style-name="T11">&lt;</text:span><text:span text:style-name="T35">zxcbzxcvb</text:span><text:span text:style-name="T11">&gt;</text:span>.</text:p>
      <text:p text:style-name="P2">Я не ответил.</text:p>
      <text:p text:style-name="P2">Пегаска подошла поближе и села, прижавшись тёплым боком ко мне.</text:p>
      <text:p text:style-name="P2"><text:span text:style-name="T11">–</text:span> Ты молчишь. Я опять рассердила тебя, да? У меня постоянно с этим проблемы. <text:span text:style-name="T11">–</text:span> Дэш напряжённо смотрела в одну точку прямо перед собой. Её шерсть не могла скрыть мелко дрожи. <text:span text:style-name="T11">–</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1">–</text:span> У тебя оригинальный способ исповедаться, Дэш, <text:span text:style-name="T11">–</text:span> наконец закашлялся я. <text:span text:style-name="T11">–</text:span> Затащить в укромное местечко, попытаться утопить, а под конец сорвать штаны и… <text:span text:style-name="T11">–</text:span> тут Дэш сама прыснула от смеха.</text:p>
      <text:p text:style-name="P2">Вдоволь отсмеявшись, Дэш ткнула меня носом в грудь и спросила:</text:p>
      <text:p text:style-name="P2"><text:span text:style-name="T11">–</text:span> И?</text:p>
      <text:p text:style-name="P2"><text:span text:style-name="T11">–</text:span> Что “и”?</text:p>
      <text:p text:style-name="P2"><text:span text:style-name="T11">–</text:span> Ты сказал: “ А под конец сорвать штаны и…” <text:span text:style-name="T11">–</text:span> вот я и хочу знать, что “и”?</text:p>
      <text:p text:style-name="P2"><text:soft-page-break/>Я смутился.</text:p>
      <text:p text:style-name="P2"><text:span text:style-name="T11">–</text:span> Да ничего… Не бери в голову.</text:p>
      <text:p text:style-name="P2"><text:span text:style-name="T11">–</text:span> А я хочу брать! Какой ты всё-таки… <text:span text:style-name="T11">–</text:span> Дэш встала, потянувшись сначала передней половиной, потом задней.</text:p>
      <text:p text:style-name="P2"><text:span text:style-name="T11">–</text:span> Какой?</text:p>
      <text:p text:style-name="P2"><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1">–</text:span> Короче, решай. <text:span text:style-name="T11">–</text:span> <text:span text:style-name="T1">е</text:span>ё нос почти касался моего. <text:span text:style-name="T11">–</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1">–</text:span> Дэш, ты..?</text:p>
      <text:p text:style-name="P2"><text:span text:style-name="T11">–</text:span> Да, Дискорд тебя забери! Я предлагаю тебе ЗА-НЯТЬ-СЯ СЕК-СОМ со мной! <text:span text:style-name="T11">–</text:span> <text:span text:style-name="T1">п</text:span>очти зло отчеканила пегаска. <text:span text:style-name="T11">–</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1">–</text:span> Дэш!</text:p>
      <text:p text:style-name="P2"><text:span text:style-name="T11">–</text:span> Да? <text:span text:style-name="T11">–</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1">–</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1">–</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1">–</text:span> Ничего себе!</text:p>
      <text:p text:style-name="P2"><text:span text:style-name="T11">–</text:span> А ты как думал, откуда взялись пони-пегасы и пони-единороги?</text:p>
      <text:p text:style-name="P2"><text:span text:style-name="T11">–</text:span> Я думал, они всегда были.</text:p>
      <text:p text:style-name="P2"><text:span text:style-name="T11">–</text:span> Не всегда. Пегасы произошли от земных пони и грифонов. Пони-единороги <text:span text:style-name="T11">–</text:span> от земных пони и диких единорогов.</text:p>
      <text:p text:style-name="P2"><text:span text:style-name="T11">–</text:span> А что это за дикие единороги?</text:p>
      <text:p text:style-name="P2"><text:span text:style-name="T11">–</text:span> Сейчас они почти не встречаются. У них хвосты как у льва <text:span text:style-name="T1">—</text:span> с кисточкой на конце. И раздвоенные копыта.</text:p>
      <text:p text:style-name="P2"><text:span text:style-name="T11">–</text:span> А аликорны от кого произошли? От пегасов и единорогов?</text:p>
      <text:p text:style-name="P2"><text:span text:style-name="T11">–</text:span> Нет, <text:span text:style-name="T11">–</text:span> отрицательно покачала головой Дэш. <text:span text:style-name="T11">–</text:span> Никто не знает, как появились аликорны. Одно я знаю точно: если единорог спарится с пегасом, аликорна не получится.</text:p>
      <text:p text:style-name="P2"><text:span text:style-name="T11">–</text:span> Что ж, спасибо, что просветила. Однако…</text:p>
      <text:p text:style-name="P2"><text:span text:style-name="T11">–</text:span> Что?</text:p>
      <text:p text:style-name="P2"><text:span text:style-name="T11">–</text:span> Ты лежишь на мне.</text:p>
      <text:p text:style-name="P2"><text:span text:style-name="T11">–</text:span> Ну да, лежу, <text:span text:style-name="T11">–</text:span> Дэш ехидно улыбнулась и заёрзала животом. <text:span text:style-name="T11">–</text:span> А что?</text:p>
      <text:p text:style-name="P2"><text:soft-page-break/><text:span text:style-name="T11">–</text:span> А то, что в таком положении я до тебя не достану! У тебя слишком высоко расположена... ммм… анатомия.</text:p>
      <text:p text:style-name="P2"><text:span text:style-name="T11">–</text:span> Потерпи чуть-чуть, <text:span text:style-name="T11">–</text:span> пегаска хихикнула и снова заёрзала животом, прижав его ко мне. <text:span text:style-name="T11">–</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1">–</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1">–</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1">–</text:span> Эт-то магия-а-а-а.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предплечье. Дыхание у неё стало прерывистым.</text:p>
      <text:p text:style-name="P2"><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2"><text:span text:style-name="T11">–</text:span> Дэш, <text:span text:style-name="T11">–</text:span> рассмеялся я, <text:span text:style-name="T11">–</text:span> отпусти ухо!</text:p>
      <text:p text:style-name="P2"><text:span text:style-name="T11">–</text:span> Отпускаю, <text:span text:style-name="T11">–</text:span> шепнула пегаска мне в ухо. <text:span text:style-name="T11">–</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1">–</text:span> Мы опаздываем! Рэрити назначила на восемь часов вечера у Твайлайт!</text:p>
      <text:p text:style-name="P2"><text:span text:style-name="T11">&lt;</text:span><text:span text:style-name="T30">Р/Д отправляется в сон до Рэрити и там вспоминает Леро/Листа.</text:span><text:span text:style-name="T11">&gt;</text:span></text:p>
      <text:p text:style-name="P2">Пока я одевался, пегаска в нетерпении рыла копытом землю.</text:p>
      <text:p text:style-name="P2"><text:span text:style-name="T11">–</text:span> Оделся? Хватайся! <text:span text:style-name="T11">–</text:span> Дэш подпрыгнула и зависла у меня над головой, давая схватиться за ноги.</text:p>
      <text:p text:style-name="P2">И мы понеслись…</text:p>
      <text:p text:style-name="P2"/>
      <text:p text:style-name="P95"/>
      <text:p text:style-name="P95"><text:soft-page-break/></text:p>
      <text:p text:style-name="P95"/>
      <text:p text:style-name="P95"/>
      <text:p text:style-name="P2"><text:span text:style-name="T11">&lt;</text:span><text:span text:style-name="T30">Подходя к замку Принцесс, Дэш рассказывает Максу обо сне, который она утаила - с Леро.</text:span><text:span text:style-name="T11">&gt;</text:span> </text:p>
      <text:p text:style-name="P2"><text:span text:style-name="T11">&lt;</text:span><text:span text:style-name="T30">Кто следующий готов рассказывать?</text:span></text:p>
      <text:p text:style-name="P32">Пинки дёрнулась на месте, но промолчала.</text:p>
      <text:p text:style-name="P2"><text:span text:style-name="T35">–</text:span><text:span text:style-name="T30"> Я расскажу, - шагнула вперёд радужная пегаска. </text:span><text:span text:style-name="T35">–</text:span><text:span text:style-name="T30"> Хотя вряд ли ты узнаешь что-то полезное. Там галиматья какая-то…</text:span><text:span text:style-name="T11">&gt;</text:span></text:p>
      <text:p text:style-name="P2"><text:span text:style-name="T11">&lt;</text:span><text:span text:style-name="T30">После рассказа РД рассказывает Пинки. При расказе становится ясно её безумие </text:span><text:span text:style-name="T35">—</text:span><text:span text:style-name="T30"> она становится Пинкаминой из-за её сна </text:span><text:span text:style-name="T35">—</text:span><text:span text:style-name="T30"> “Кексиков”. Также она видит во сне центр Эгрегора Эквестрии </text:span><text:span text:style-name="T35">—</text:span><text:span text:style-name="T30"> Селестию. И она видит, как Селестия превращается в набор цифр и уходит в экран </text:span><text:span text:style-name="T35">—</text:span><text:span text:style-name="T30"> в мир Терры.</text:span></text:p>
      <text:p text:style-name="P32">После чего происходит исчезновение Селестии. Макс + Шестёрка (без Пинки и Рэрити <text:span text:style-name="T11">—</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0">В мире Терры они ищут Селестию. В конце-концов Макс находит её в кибермозге </text:span><text:span text:style-name="T35">—</text:span><text:span text:style-name="T3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5">—</text:span><text:span text:style-name="T30"> Эгрегором Эквестрии. После чего пееренос на Землю на 10 лет назад. Начало написания “Последнего фанфика”.</text:span><text:span text:style-name="T11">&gt;</text:span></text:p>
      <text:p text:style-name="P15"/>
      <text:p text:style-name="P2"><text:span text:style-name="T11">–</text:span> Ну ладно, посижу ночью над книгами. Кто следующий? <text:span text:style-name="T11">– </text:span>Твайлайт посмотрела на Пинки, но та только тёрла копытом висок и морщила лоб, словно пытаясь что-то вспомнить.</text:p>
      <text:p text:style-name="P2"><text:span text:style-name="T11">–</text:span> Я расскажу, - шагнула вперёд радужная пегаска. <text:span text:style-name="T11">–</text:span> Хотя вряд ли ты узнаешь что-то полезное. Там дискордовщина какая-то…</text:p>
      <text:p text:style-name="P2"/>
      <text:h text:style-name="P153" text:outline-level="2"/>
      <text:p text:style-name="P4">***</text:p>
      <text:p text:style-name="P2"><text:span text:style-name="T11">–</text:span> А дальше ты спихнула меня с него и стала приводить его в чувство. <text:span text:style-name="T11">–</text:span> <text:span text:style-name="T1">з</text:span>акончила рассказа Рэйнбоу Дэш.</text:p>
      <text:p text:style-name="P2"><text:span text:style-name="T11">–</text:span> Хм. Несколько эпизодов, включая рекурсивный сон. И опять сфера из светящихся точек. <text:span text:style-name="T11">–</text:span> <text:span text:style-name="T1">о</text:span>тметила Твайлайт.</text:p>
      <text:p text:style-name="P2"><text:span text:style-name="T11">–</text:span> Что такое “рекурсивный сон”?</text:p>
      <text:p text:style-name="P2"><text:span text:style-name="T11">–</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1">–</text:span> <text:span text:style-name="T1">п</text:span>овернулась Твайлайт к розовой земнопони.</text:p>
      <text:p text:style-name="P2"/>
      <text:h text:style-name="P153"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1">–</text:span> И в твоём мире нет пони-пегасов и пони-единорогов? Есть только земнопони? <text:span text:style-name="T11">–</text:span> допытывалась РД.</text:p>
      <text:p text:style-name="P2"><text:span text:style-name="T11">–</text:span> По большому счёту, земнопони тоже нет. Наши пони и лошади неразумны. И в них нет ни капли магии…</text:p>
      <text:p text:style-name="P2"><text:soft-page-break/>Мы с <text:span text:style-name="T1">Дэш</text:span> допивали кофе в cкафе <text:span text:style-name="T11">&lt;</text:span><text:span text:style-name="T31">название</text:span><text:span text:style-name="T11">&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1">–</text:span> Ну хорошо, а кто вами правит? Аликорн? Драконикус? Какой-нибудь человек с рогом во лбу? Или у вас нет правителя?</text:p>
      <text:p text:style-name="P2"><text:span text:style-name="T11">–</text:span> Нет, почему? Правитель есть. Только он не постоянный. Его избирают. Раз в несколько лет.</text:p>
      <text:p text:style-name="P2"><text:span text:style-name="T11">–</text:span> Но это же полная ерунда! <text:span text:style-name="T11">–</text:span> <text:span text:style-name="T1">в</text:span>оскликнула Д<text:span text:style-name="T1">эш</text:span>. <text:span text:style-name="T11">–</text:span> С какой стати он будет заботиться о королевстве как о своём, если будет знать, что через несколько лет оно будет не его? <text:span text:style-name="T11">&lt;</text:span><text:span text:style-name="T31">изменить причину удивления</text:span><text:span text:style-name="T11">&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1">–</text:span> Хм. Узнаю походку Твайлайт. Что-то случилось. <text:span text:style-name="T11">–</text:span> заметила <text:span text:style-name="T1">пегаска</text:span>.</text:p>
      <text:p text:style-name="P2">И впрямь, на запыхавшейся единорожке лица не было.</text:p>
      <text:p text:style-name="P2"><text:span text:style-name="T11">–</text:span> Она исчезла!!! <text:span text:style-name="T11">–</text:span> Твайлайт не могла отдышаться.</text:p>
      <text:p text:style-name="P2"><text:span text:style-name="T11">–</text:span> Кто <text:span text:style-name="T1">—</text:span> она??? <text:span text:style-name="T11">–</text:span> <text:span text:style-name="T1">х</text:span>ором воскликнули мы и переглянулись.</text:p>
      <text:p text:style-name="P2"><text:span text:style-name="T11">–</text:span> Прин-цес-са Се-лес-ти-я! <text:span text:style-name="T11">–</text:span> <text:span text:style-name="T1">п</text:span>о слогам отчеканила Твайлайт. <text:span text:style-name="T11">–</text:span> Только это между нами. Государственная тайна. Нас вызывают в Кантерлот.</text:p>
      <text:p text:style-name="P2"><text:span text:style-name="T11">–</text:span> Ну и дела, <text:span text:style-name="T11">–</text:span> покачала головой Д<text:span text:style-name="T1">эш</text:span>. <text:span text:style-name="T11">–</text:span> Я слетаю за остальными. Мы ещё успеем на вечерний поезд.</text:p>
      <text:p text:style-name="P2"><text:span text:style-name="T11">–</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1">–</text:span> Рада видеть вас, мои дорогие, <text:span text:style-name="T11">–</text:span> поприветствовала Луна кобылок. Я удостоился едва заметного кивка. <text:span text:style-name="T11">–</text:span> А где элементы Щедрости и Веселья?</text:p>
      <text:p text:style-name="P2"><text:span text:style-name="T11">–</text:span> Рэрити осталась ухаживать за Пинки. Та очень больна, <text:span text:style-name="T11">–</text:span> выступила за всех Твайлайт. <text:span text:style-name="T11">–</text:span> Что произошло? Стража сказала нам…</text:p>
      <text:p text:style-name="P2"><text:span text:style-name="T11">–</text:span> Увы, они не солгали. Моя сестра пропала вчера утром. Стража видела её накануне вечером, но утром нашли только примятую постель. Я знаю, <text:span text:style-name="T11">–</text:span> тут Луна повернулась ко мне и с едва заметным сарказмом продолжила, <text:span text:style-name="T11">–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1">–</text:span> Не могу ничем помочь. Я знаю не больше твоего.</text:p>
      <text:p text:style-name="P2">Луна как будто ожидала такой ответ.</text:p>
      <text:p text:style-name="P2"><text:span text:style-name="T11">–</text:span> В таком случае мне понадобится твоя помощь, <text:span text:style-name="T11">–</text:span> Луна кивнула Твайлайт. <text:span text:style-name="T11">–</text:span> Ты была её ближайшей и лучшей ученицей и, я надеюсь, поможешь понять мне, где она находится сейчас.</text:p>
      <text:p text:style-name="P2"><text:span text:style-name="T11">–</text:span> Приложу все усилия, Ваше Высочество. Но мне понадобится провести некоторое время в библиотеке Кантерлота.</text:p>
      <text:p text:style-name="P2"><text:span text:style-name="T11">–</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3" text:outline-level="2"><text:soft-page-break/>Поиск решения</text:h>
      <text:p text:style-name="P95"/>
      <text:p text:style-name="P2"><text:span text:style-name="T11">–</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31">Луна приносит в жертву свою кровь, чтобы путешествие к замку прошло без потерь. Жертва не принимается — Дэш погибает</text:span>&gt;</text:p>
      <text:p text:style-name="P2"><text:span text:style-name="T11">&lt;</text:span><text:span text:style-name="T30">Как Луна, Твайлайт и Дискорд через месяц будут пробираться к замку Принцесс, если к нему уже сейчас пройти почти невозможно?</text:span><text:span text:style-name="T11">&gt;</text:span></text:p>
      <text:p text:style-name="P15"/>
      <text:p text:style-name="P2"><text:soft-page-break/><text:span text:style-name="T11">&lt;</text:span><text:span text:style-name="T3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5">—</text:span><text:span text:style-name="T30"> Луна создаёт обратный коридор в срок.</text:span><text:span text:style-name="T11">&gt;</text:span></text:p>
      <text:p text:style-name="P2"/>
      <text:h text:style-name="P15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1">—</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1">—</text:span> виднелось под листвой плюща.</text:p>
      <text:p text:style-name="P2">“Откуда здесь взялся рухнувший Боинг?” <text:span text:style-name="T11">&lt;</text:span><text:span text:style-name="T31">Дуглас </text:span><text:span text:style-name="T35">—</text:span><text:span text:style-name="T31"> </text:span><text:span text:style-name="T35">DC-3</text:span><text:span text:style-name="T11">&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1">&lt;</text:span><text:span text:style-name="T30">высоко летать нельзя из-за молний</text:span><text:span text:style-name="T11">&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1">—</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1">—</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1">—</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1">—</text:span> помогают идти Твайлайт. Макс и Дэш <text:span text:style-name="T11">—</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1">&lt;</text:span><text:span text:style-name="T30">двухмесячной</text:span><text:span text:style-name="T11">&gt;</text:span> давности осталось лишь направление движения.</text:p>
      <text:p text:style-name="P2">И опять, как <text:span text:style-name="T11">&lt;</text:span><text:span text:style-name="T30">два</text:span><text:span text:style-name="T11">&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1">—</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oft-page-break/><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1">&lt;</text:span><text:span text:style-name="T30">основного потока</text:span><text:span text:style-name="T11">&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1">&lt;</text:span><text:span text:style-name="T30">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text:soft-page-break/>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5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1">—</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1">&lt;</text:span><text:span text:style-name="T30">три месяца</text:span><text:span text:style-name="T11">&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3"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1">&gt;</text:span>\Привет, Нексус. Это Макс.</text:p>
      <text:p text:style-name="P2"><text:span text:style-name="T11">&lt;\</text:span>Привет, Макс. Рад тебя видеть.</text:p>
      <text:p text:style-name="P23">Хм. Блок эмоций? Или просто модификация стандартного приветствия?</text:p>
      <text:p text:style-name="P2"><text:span text:style-name="T11">&gt;\</text:span>Нексус, отключи память событий за последнюю неделю.</text:p>
      <text:p text:style-name="P2"><text:span text:style-name="T11">&lt;\</text:span>Выполнено, Макс.</text:p>
      <text:p text:style-name="P2"><text:span text:style-name="T11">&gt;</text:span>\Задача по корпоративной логике. Выдай наиболее оптимальное решение.</text:p>
      <text:p text:style-name="P2"><text:span text:style-name="T11">&lt;\</text:span>Жду с нетерпением, Макс.</text:p>
      <text:p text:style-name="P2"><text:span text:style-name="T11">&gt;\</text:span>Постановка задачи.</text:p>
      <text:p text:style-name="P2"><text:span text:style-name="T11">&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1">&gt;\</text:span>Ограничения.</text:p>
      <text:p text:style-name="P2"><text:span text:style-name="T11">&gt;\</text:span>Ты не можешь подать в суд на компанию Б и ждать результатов, так как за время разбирательства компания А обанкротится.</text:p>
      <text:p text:style-name="P2"><text:span text:style-name="T11">&gt;\</text:span>Задание.</text:p>
      <text:p text:style-name="P2"><text:span text:style-name="T11">&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1">&lt;\</text:span>Задача принята...</text:p>
      <text:p text:style-name="P2"><text:span text:style-name="T11">&lt;\</text:span>...</text:p>
      <text:p text:style-name="P2"><text:span text:style-name="T11">&lt;\</text:span>...</text:p>
      <text:p text:style-name="P2"><text:span text:style-name="T11">&lt;\</text:span>Решение:</text:p>
      <text:p text:style-name="P2"><text:span text:style-name="T11">&lt;\&lt;</text:span><text:span text:style-name="T30">Не следует противопоставлять злу ещё большее зло - это только усилит его — </text:span><text:span text:style-name="T31">кодовая фраза</text:span><text:span text:style-name="T3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1">&lt;</text:span><text:span text:style-name="T30">трёх</text:span><text:span text:style-name="T11">&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30">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1">&lt;</text:span><text:span text:style-name="T3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1">&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3" text:outline-level="2">Безнадёжность</text:h>
      <text:p text:style-name="P15">&lt;<text:span text:style-name="T3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30">расширить</text:span><text:span text:style-name="T11">&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30">расширить</text:span><text:span text:style-name="T11">&gt;</text:span>.</text:p>
      <text:p text:style-name="P2">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11">&lt;</text:span><text:span text:style-name="T30">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30">пять</text:span><text:span text:style-name="T11">&gt;</text:span>длинную прореху в куртке, <text:span text:style-name="T11">&lt;</text:span><text:span text:style-name="T30">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30">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1">&lt;</text:span><text:span text:style-name="T30">подать фонарь под другим сосусом</text:span><text:span text:style-name="T11">&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30">уменьшить подозрения — о них должен догадаться Макс</text:span><text:span text:style-name="T11">&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30">улучшить</text:span><text:span text:style-name="T11">&gt;</text:span>. А тот случай, когда мне пришлось зашивать тебе куртку после нападения убийц <text:span text:style-name="T11">&lt;</text:span><text:span text:style-name="T30">клоунов/санта-клаусов</text:span><text:span text:style-name="T11">&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3" text:outline-level="2">След?</text:h>
      <text:p text:style-name="P95"/>
      <text:p text:style-name="P2"><text:span text:style-name="T11">&lt;</text:span><text:span text:style-name="T30">сначала эпизод - проверка сумки в серверной</text:span><text:span text:style-name="T11">&gt;</text:span></text:p>
      <text:p text:style-name="P2"><text:span text:style-name="T11">&lt;</text:span><text:span text:style-name="T3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1">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text:soft-page-break/>– Анджела, можно тебя на секундочку?</text:p>
      <text:p text:style-name="P2">– Да? – Она захлопнула книгу <text:span text:style-name="T11">&lt;</text:span><text:span text:style-name="T30">“Последний Единорог” Питера Бигла</text:span><text:span text:style-name="T11">&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1">&lt;</text:span><text:span text:style-name="T30">расширить. Перед кафешкой - диалог с Флатти и ЭйДжей. Все думают, что наконец-то нашли Селестию. Все ликуют</text:span><text:span text:style-name="T11">&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1">&lt;</text:span><text:span text:style-name="T30">Расширить сцену в кафе. Ожидание, подьём и… падение ожиданий</text:span><text:span text:style-name="T11">&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text:soft-page-break/>–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30">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text:soft-page-break/>–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3" text:outline-level="2">Озарение</text:h>
      <text:p text:style-name="P2"/>
      <text:p text:style-name="P2"><text:span text:style-name="T11">&lt;</text:span><text:span text:style-name="T3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79"/>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6">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pan text:style-name="T11">– </text:span>Ну хорошо. Убедила. В конце-концов, можем поступить так. Вы с Флатти вернётесь обратно а я продолжу поиски здесь.</text:p>
      <text:p text:style-name="P79"><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79"><text:soft-page-break/><text:span text:style-name="T11">– </text:span>Вы можете связываться со мной раз в месяц по коридору.</text:p>
      <text:p text:style-name="P79"><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11">–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11">–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pan text:style-name="T11">– </text:span>Конечно оставаться. Кто ещё, кроме нас, может найти её?</text:p>
      <text:p text:style-name="P79"><text:span text:style-name="T11">– </text:span>Я думал, ты не сможешь оставить Энджела и всех остальных надолго.</text:p>
      <text:p text:style-name="P79"><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11">– </text:span>Извини, Флаттершай, забылся.</text:p>
      <text:p text:style-name="P84"><text:span text:style-name="T11">– </text:span>Та ладно, я ж не против, – возразила Эпплджек. – Не парься, Флатти. Было б хуже, если б он <text:s/>назвал меня Эпплджек на людях.</text:p>
      <text:p text:style-name="P84"><text:span text:style-name="T11">– </text:span>Ты так... – запнулась Флаттершай. – Так быстро забыла свою ферму. И...</text:p>
      <text:p text:style-name="P84"><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11">– </text:span>Как ты можешь так говорить? – расплакалась Флаттершай.</text:p>
      <text:p text:style-name="P84"><text:span text:style-name="T11">– </text:span>Эй, девушки, не ссорьтесь! Мы — одна команда! И надеюсь, останемся ею и в дальнейшем. </text:p>
      <text:list xml:id="list2329792619695879537" text:style-name="L5">
        <text:list-header>
          <text:p text:style-name="P14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pan text:style-name="T11">– </text:span>А если нет? – Эпплджек смотрела мне мне прямо в глаза.</text:p>
      <text:list xml:id="list141344546661529" text:continue-numbering="true" text:style-name="L5">
        <text:list-header>
          <text:p text:style-name="P143">Я молча пожал плечами. Эпплджек уверенно продолжила.</text:p>
        </text:list-header>
      </text:list>
      <text:p text:style-name="P84"><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11">– </text:span>Спасибо, ЭйДжей.</text:p>
      <text:p text:style-name="P84"><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41345903426161" text:continue-numbering="true" text:style-name="L5">
        <text:list-header>
          <text:p text:style-name="P143">Флаттершай пробормотала нечто, показавшееся мне знакомым.</text:p>
        </text:list-header>
      </text:list>
      <text:p text:style-name="P84"><text:span text:style-name="T11">– </text:span>Флатти, ты что-то сказала? Я не расслышал.</text:p>
      <text:p text:style-name="P84"><text:span text:style-name="T11">– </text:span>Намерение Изменяет Реальность.</text:p>
      <text:p text:style-name="P84"><text:span text:style-name="T11">– </text:span>Эээ. А где ты слышала эту фразу, если не секрет?</text:p>
      <text:p text:style-name="P84"><text:soft-page-break/><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41345519635506" text:continue-numbering="true" text:style-name="L5">
        <text:list-header>
          <text:p text:style-name="P143">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11">– </text:span>Флатти, ЭйДжей, буду через час. Ждите!</text:p>
      <text:p text:style-name="P79"/>
      <text:h text:style-name="P152" text:outline-level="2">Почти.</text:h>
      <text:p text:style-name="P93"/>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11">расказывать</text:span>.</text:p>
      <text:p text:style-name="P8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52" text:outline-level="2">Дискорд</text:h>
      <text:p text:style-name="P95"/>
      <text:p text:style-name="P93">Девушки поспешно собирались, пока я растолковывал им задачу.</text:p>
      <text:p text:style-name="P93"><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3"><text:span text:style-name="T11">– </text:span>Это тот твой приятель, который разбился с полгода назад? – спросила Эпплджек.</text:p>
      <text:p text:style-name="P93"><text:span text:style-name="T11">– </text:span>Да, это он.</text:p>
      <text:p text:style-name="P93"><text:soft-page-break/><text:span text:style-name="T11">– </text:span>А как мы попадём в его квартиру? Там сейчас кто-то живёт? – Флаттершай прыгала на одной ноге, натягивая кед.</text:p>
      <text:p text:style-name="P93"><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4">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3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9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30">Плохо написано!</text:span><text:span text:style-name="T11">&gt;</text:span></text:p>
      <text:p text:style-name="P94">Я поднёс брелок пропуска к домофону, но дверь подъезда не открылась. Замигала красная лампочка и зажужжал зуммер.</text:p>
      <text:p text:style-name="P94">Я выругался.</text:p>
      <text:p text:style-name="P94"><text:span text:style-name="T11">– </text:span>Макс, что случилось? У нас проблемы?</text:p>
      <text:p text:style-name="P94"><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4"><text:span text:style-name="T11">– </text:span>Так что, будем ломать дверь? – Эпплджек критически осмотрелась, подмечая бабулек на лавочке и зевак во внутреннем скверике.</text:p>
      <text:p text:style-name="P94"><text:span text:style-name="T11">– </text:span>Нет нужды. Лучше станьте-ка сзади меня так, чтобы заслонить от этих бабулек и от вооон той камеры наблюдения.</text:p>
      <text:list xml:id="list3081713816590658871" text:style-name="L6">
        <text:list-header>
          <text:p text:style-name="P14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5"><text:span text:style-name="T11">–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5"><text:span text:style-name="T11">– </text:span>Макс, тут окно разбито! И верёвка какая-то висит. – крикнула Флаттершай из кухни.</text:p>
      <text:p text:style-name="P115"><text:span text:style-name="T11">– </text:span>Оставь, Флатти, не сейчас! – отмахнулся я.</text:p>
      <text:p text:style-name="P122">Лампочка питания на ноутбуке горела, <text:s/>но подключенный монитор оставался тёмным. Я постучал по пробелу, но безрезультатно.</text:p>
      <text:p text:style-name="P115"><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15"><text:span text:style-name="T11">– </text:span>Монитор выключен. – <text:s/>раздалось из угла. Кресло с высокой спинкой повернулось, открыв нашим взорам Дискорда. </text:p>
      <text:p text:style-name="P11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5">Он приподнял панамку, дурашливо здороваясь.</text:p>
      <text:p text:style-name="P115"><text:span text:style-name="T11">– </text:span>Оп-па! – пробормотала Эпплджек. – Нежданчик!</text:p>
      <text:p text:style-name="P115"><text:span text:style-name="T11">– </text:span>Ты, я вижу, времени не терял, – моя рука под прикрытием стола медленно тянулась к тяжёлой фарфоровой кружке, стоящей на краю.</text:p>
      <text:p text:style-name="P96"><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6"><text:span text:style-name="T11">– </text:span>А почему ты вообще решил искать нас тут? – спросила Эпплджек. – Приехал бы домой. Мы б тебя чаем напоили.</text:p>
      <text:p text:style-name="P96"><text:span text:style-name="T11">– </text:span>Видишь ли, дорогая Эй-Джей, я с самого начала знал, где находится наша уважаемая принцесса, а времени в обрез, так что...</text:p>
      <text:p text:style-name="P103">В проёме дверей появилась Флаттершай.</text:p>
      <text:p text:style-name="P96"><text:span text:style-name="T11">– </text:span>С кем это вы тут разговариваете?</text:p>
      <text:list xml:id="list7561383247406225903" text:style-name="L7">
        <text:list-header>
          <text:p text:style-name="P14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3">Оглушённый Дискорд попытался было отъехать на кресле в сторону, но я припёр его стулом к стенке.</text:p>
      <text:p text:style-name="P96">– Жанна, Флатти, хватайте ноут и на выход! Я с ним разберусь! Не теряйте вре...!</text:p>
      <text:p text:style-name="P96">– ТЫ ИДИО...!!!</text:p>
      <text:p text:style-name="P96">Дискорд <text:s/>зорал одновременно со мной, прикрываясь от меня руками, когда раздался оглушительный</text:p>
      <text:p text:style-name="P96">...</text:p>
      <text:p text:style-name="P97">БАХ!!!</text:p>
      <text:p text:style-name="P96">…</text:p>
      <text:p text:style-name="P9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5">На лице Дискорда появилось удивлённо-мечтательное выражение и он вырубился.</text:p>
      <text:p text:style-name="P115"/>
      <text:h text:style-name="P153" text:outline-level="2"><text:soft-page-break/>Селестия</text:h>
      <text:p text:style-name="P115"/>
      <text:p text:style-name="P9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5">Включенный монитор показал схематическое изображение Селестиии, </text:p>
      <text:p text:style-name="P116">&gt;\<text:span text:style-name="T1">Привет, Селестия. Это Макс. Как себя чувствуешь?</text:span></text:p>
      <text:p text:style-name="P116">&lt;\<text:span text:style-name="T1">Макс? МАКС??? МА-А-А-АКС!!! НАКОНЕЦ-ТО! КАК Я РАДА ТЕБЯ СЛЫШАТЬ! </text:span></text:p>
      <text:p text:style-name="P116">&gt;\<text:span text:style-name="T1">Я рад, что нашёл тебя, Тия.</text:span></text:p>
      <text:p text:style-name="P11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6">&gt;\<text:span text:style-name="T1">Тия, я сейчас подключу микрофон и колонки, и мы сможем общаться более удобно.</text:span></text:p>
      <text:p text:style-name="P115">…</text:p>
      <text:p text:style-name="P115">– Привет опять. Как ты меня слышишь?</text:p>
      <text:p text:style-name="P11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6">– <text:span text:style-name="T1">Могу себе представить. Как-то раз я провёл три часа камере сенсорной депривации. Мне не понравилось.</text:span></text:p>
      <text:p text:style-name="P115">– Эммм... Ваше Высочество, вы в порядке? Мы так рады, что наконец-то нашли Вас! – вклинилась в разговор Эпплджек.</text:p>
      <text:p text:style-name="P115">– Кто тут? Макс, кто ещё с тобой?</text:p>
      <text:p text:style-name="P116"><text:span text:style-name="T1">– Со мной Эпплджек и Флаттершай. Мы пришли сюда полгода </text:span>&lt;<text:span text:style-name="T2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6">– <text:span text:style-name="T1">Девочки? Я рада вас слышать. А Твайлайт нет рядом?</text:span></text:p>
      <text:p text:style-name="P11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5">При этих словах Дискорд замычал и задёргался. Эпплджек нахмурилась и проверила верёвки, привязывающие его к спинке стула.</text:p>
      <text:p text:style-name="P11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5">– Ноутбук — так называется место, где я нахожусь сейчас? А кто это мычит?</text:p>
      <text:p text:style-name="P11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5">– О, духи предков, но зачем??? Почему у него кляп во рту?</text:p>
      <text:p text:style-name="P115">– Мы связали его. Он нас предал. И тебя. И Эквестрию. Всех.</text:p>
      <text:p text:style-name="P115">При этих словах Эпплджек и Флаттершай непонимающе уставились на меня, а Дискорд протестующе замычал.</text:p>
      <text:p text:style-name="P115">Я начал рассказывать о своих догадках, и непонимающее выражение на лицах девушек сменилось удивлением.</text:p>
      <text:p text:style-name="P11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5"><text:soft-page-break/>– А зачем тогда ты приложила его книгой? – непонимающе уставился я на неё.</text:p>
      <text:p text:style-name="P115">– Потому что ты напал на него. Я и подумала — тебе виднее. И подсобила.</text:p>
      <text:p text:style-name="P115">Флаттершай отрицающе мотнула головой.</text:p>
      <text:p text:style-name="P115">– Не может Дискорд быть предателем. Он мой друг.</text:p>
      <text:p text:style-name="P115">Дискорд благодарственно замычал и закивал головой.</text:p>
      <text:p text:style-name="P11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5">Дискорд завёл глаза на лоб и обречённо завыл.</text:p>
      <text:p text:style-name="P115">– Макс, постой. Дай мне поговорить с ним. – сказала Селестия. – Не могу поверить, что Дискорд на такое пошёл.</text:p>
      <text:p text:style-name="P115">– Ну хорошо. Поговори. Послушаем, что он скажет.</text:p>
      <text:p text:style-name="P115">Я красноречиво покачал кулак перед его носом и вытащил кляп.</text:p>
      <text:p text:style-name="P115">...</text:p>
      <text:p text:style-name="P104">– Ффы, тьфу, пффф, пфу! <text:span text:style-name="T11">&lt;</text:span><text:span text:style-name="T30">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04">– Это я-то устраиваю цирк?!! ДА ТЫ НА СЕБЯ ПОСМОТРИ, КЛОУН!!! На людей кидаешься, чашками бросаешься, вон, мне нос разбил! Дерёшься...</text:p>
      <text:p text:style-name="P104">Я угрожающе поднёс тряпку к лицу Дискорда.</text:p>
      <text:p text:style-name="P104">– Ещё одно слово в таком тоне, и ты заткнёшься, а мы уйдём в Эквестрию без тебя!</text:p>
      <text:p text:style-name="P10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4">Дискорд демонстративно закрыл рот и посвистывая уставился в потолок.</text:p>
      <text:p text:style-name="P104">Разговор зашёл в тупик.</text:p>
      <text:p text:style-name="P107"/>
      <text:p text:style-name="P108">На мониторе высветился текст:</text:p>
      <text:p text:style-name="P10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8"/>
      <text:p text:style-name="P108">Из колонок послышался лёгкий шорох.</text:p>
      <text:p text:style-name="P104">– Дик, сейчас не время для ссор. – голос Селестии был мягким, но настойчивым. – Мы в одной лодке.</text:p>
      <text:p text:style-name="P104">– Тебе легко говорить! Тебе не разбивали нос и не оскорбляли угрозами!</text:p>
      <text:p text:style-name="P104">– Ты должен понимать, что у Макса были все основания так себя вести. Твоё поведение вызвало подозрения у него, ведь он мало тебя знает. </text:p>
      <text:p text:style-name="P104">К уговорам Селестии присоединилась Флаттершай.</text:p>
      <text:p text:style-name="P104">– Дискорд, миленький, прости его. Макс хороший. Он просто не знал, что ты тоже хороший...</text:p>
      <text:p text:style-name="P104">У Дискорда покраснели уши и он засмущался и заворчал.</text:p>
      <text:p text:style-name="P104">–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104">Я пропустил «дятла» мимо ушей.</text:p>
      <text:p text:style-name="P10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5">***</text:p>
      <text:p text:style-name="P10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4">Потому разбрасываться такой возможностью не стоит. Если уж тебе повезло оказаться в новом мире — исследуй его сполна!..</text:p>
      <text:p text:style-name="P105">***</text:p>
      <text:p text:style-name="P110">&lt;<text:span text:style-name="T31">сюда можно вставить похождения Дискорда — вторая неопубликованная глава. Первая — секс с Селестией</text:span>&gt;</text:p>
      <text:p text:style-name="P105">***</text:p>
      <text:p text:style-name="P108">– Развяжите мне, наконец, руки! Или хотя бы одну. Плечами жестикулировать неудобно.... </text:p>
      <text:p text:style-name="P108">Я развязал Дискорду левую руку.</text:p>
      <text:p text:style-name="P10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8">Дискорд принялся разминать затёкшее запястье.</text:p>
      <text:p text:style-name="P10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8">– Какое письмо, Корди? – вскинулась до этого зачарованно слушавшая Дискорда Флаттершай.</text:p>
      <text:p text:style-name="P108">– Ну ваше же! Вы с Эпплджек написали мне о своих мытарствах тут. Вежливо так написали, спасибо...</text:p>
      <text:p text:style-name="P108">Флаттершай покрылась пунцовыми пятнами.</text:p>
      <text:p text:style-name="P108">– Я... Мы... – тут она совсем стушевалась.</text:p>
      <text:p text:style-name="P108">– Так а почему ты сказал, что никто не уйдёт в Эквестрию? – наконец перебила Дискорда скучавшая до этого Эпплджек.</text:p>
      <text:p text:style-name="P108">Дискорд уставился на неё долгим взглядом, а потом хлопнул себя по лбу.</text:p>
      <text:p text:style-name="P108">–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24">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2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08">– И что? – продолжила его мысль Эпплджек.</text:p>
      <text:p text:style-name="P108">– Эквестрийские <text:span text:style-name="T11">&lt;</text:span><text:span text:style-name="T30">три месяца</text:span><text:span text:style-name="T11">&gt;</text:span> КО-РО-ЧЕ местных. – с нажимом повторил Дискорд. – По моим подсчётам, на два дня.</text:p>
      <text:p text:style-name="P108">– И?!! – до меня уже дошло, но Эпплджек продолжала тупить.</text:p>
      <text:p text:style-name="P108">– Короче, времени у нас осталось что-то около пятнадцати минут. Или около того. – заявил Дискорд, поднеся к глазам запястье с массивными часами.</text:p>
      <text:p text:style-name="P108">– СКОЛЬКО??? – воскликнули хором я и девушки.</text:p>
      <text:p text:style-name="P108">Дискорд открыл было рот, но его слова заглушил звонок в дверь.</text:p>
      <text:p text:style-name="P108">– ОТКРОЙТЕ, ПОЛИЦИЯ! Вам даётся полминуты, чтобы открыть дверь. Через тридцать секунд дверь будет выбита!</text:p>
      <text:p text:style-name="P10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8">Блядь!</text:p>
      <text:p text:style-name="P108">– На крышу, живо!!! Через окно на кухне! – зашипел Дискорд, отчаянно дёргая узлы свободной рукой.</text:p>
      <text:p text:style-name="P108">Эпплджек, одной рукой сгребя в охапку ноутбук, второй увлекая Флаттершай, кинулась на кухню.</text:p>
      <text:p text:style-name="P108">– А толку? Куда мы с крыши денемся? – спросил я растерянно. Дискорд только раздражённо зарычал в ответ.</text:p>
      <text:p text:style-name="P104">Дверь содрогнулась от мощного удара. Послышался стук падающей штукатурки. Я сломя голову кинулся на кухню.</text:p>
      <text:p text:style-name="P104">– Развяжи меня, идиот!!! – гаркнул вдогонку Дискорд.</text:p>
      <text:p text:style-name="P10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4">– Давай на крышу! Я догоню! – рявкнул он, освобождая вторую руку.</text:p>
      <text:p text:style-name="P104">От второго удара дверная коробка крякнула и наполовину въехала в коридор. </text:p>
      <text:p text:style-name="P10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4">Верёвка в кухонном окне дёргалась от движений лезущих по ней Флатти и Эпплджек. Я словил её рукой и стал на подоконник.</text:p>
      <text:p text:style-name="P104">Чёрт!</text:p>
      <text:p text:style-name="P10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4">Но нет, триста тысяч чертей, раз девушки смогли – я тоже смогу!</text:p>
      <text:p text:style-name="P104"><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4">Я успел сократить расстояние до Эпплджек наполовину, когда девушки нашли решение.</text:p>
      <text:p text:style-name="P10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4">Я выдохнул.</text:p>
      <text:p text:style-name="P10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4">Чёрт! Чёрт! Чёрт! Чёрт!</text:p>
      <text:p text:style-name="P104">Бля!!!...</text:p>
      <text:p text:style-name="P104">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04"/>
      <text:h text:style-name="P153" text:outline-level="2">Назад, в Эквестрию</text:h>
      <text:p text:style-name="P104"/>
      <text:p text:style-name="P104">Долго паниковать не пришлось. </text:p>
      <text:p text:style-name="P104">Я почувствовал сильный рывок за шиворот и захват поперёк груди. </text:p>
      <text:p text:style-name="P104">– ОТПУСТИ ДЕВЧОНКУ!!! – загрохотало мне в ухо. Я открыл глаза.</text:p>
      <text:p text:style-name="P10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4">Я чуть поднял глаза и уставился в чешуйчатую морду дракона.</text:p>
      <text:p text:style-name="P104"><text:soft-page-break/>– Отпусти Эпплджек. Я её держу. – повторил Дискорд. – Мне сбалансироваться надо. Вы не такие уж и лёгкие.</text:p>
      <text:p text:style-name="P10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4">Наконец это ему удалось, и дальнейший подъём на крышу происходил в молчании.</text:p>
      <text:p text:style-name="P10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4">Флаттершай оторвала заплаканное лицо от моей ветровки.</text:p>
      <text:p text:style-name="P104">– Да-да, ты прав, Корди. Я готова.</text:p>
      <text:p text:style-name="P104">На длинной шее Дискорда разместились Эпплджек и Флаттершай. Я, для сохранения баланса, разместился позади крыльев.</text:p>
      <text:p text:style-name="P104">Дискорд расправил крылья и начал короткую пробежку к краю.</text:p>
      <text:p text:style-name="P10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4">И мы полетели навстречу закату.</text:p>
      <text:p text:style-name="P10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4">Впереди по курсу увеличивалась громада моей высотки. Дискорд летел прямо на разрыв в ограждении, который я проделал <text:span text:style-name="T11">&lt;</text:span><text:span text:style-name="T30">полгода</text:span><text:span text:style-name="T11">&gt;</text:span> назад своим проходом в Эквестрию.</text:p>
      <text:p text:style-name="P10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4">– Пристегните ремни! – проревел Дискорд, резко ускоряясь. – Будет весело!!!</text:p>
      <text:p text:style-name="P10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4">– ЙУУУУУУУХХХУУУУУ!!! – заорал Дискорд, сложил крылья и врезался в шар.</text:p>
      <text:p text:style-name="P109">&lt;<text:span text:style-name="T3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8" text:outline-level="1">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11">–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3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4"/>
      <text:p text:style-name="P7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Я совсем запутался.</text:p>
      <text:p text:style-name="P79"><text:span text:style-name="T1">– </text:span>Какая проблема? Какое решение? Кто ты <text:span text:style-name="T1">вообще</text:span>?</text:p>
      <text:p text:style-name="P79"><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31">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3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1">старом аналоговом телевизоре.</text:span></text:p>
      <text:p text:style-name="P86">Ко мне наконец-то пришло понимание ситуации.</text:p>
      <text:p text:style-name="P8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2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28">–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11">&lt;</text:span>упомянуть в эпизоде на Терре, что МЛП-сериал закрылся год назад<text:span text:style-name="T11">&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6">– Верни Рэйнбоу!!!</text:p>
      <text:p text:style-name="P86">Обломки карандаша выпали из кулака Анакорна на столик.</text:p>
      <text:p text:style-name="P86">– Э-э-э… м-м-м… ну-у-у... Нельзя сказать, что это совсем невыполнимо… Но, прямо скажу, задачка не для студента!</text:p>
      <text:p text:style-name="P86">– А ты студент?</text:p>
      <text:p text:style-name="P8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6">– Нет. Плата остаётся неизменной. Тут мы квиты. У меня тоже мало шансов помочь тебе — я не имею ни малейшего понятия, как это сделать.</text:p>
      <text:p text:style-name="P86">Ставшие почти прозрачными стены комнаты снова обрели материальность. Анакорн пожал плечами и протянул мне руку через столик.</text:p>
      <text:p text:style-name="P86"><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6">Я задумался.</text:p>
      <text:p text:style-name="P8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6">Анакорн почесал в затылке.</text:p>
      <text:p text:style-name="P86">– А кьютимарки? Как, <text:span text:style-name="T11">&lt;</text:span><text:span text:style-name="T35">чёрт</text:span><text:span text:style-name="T11">&gt;</text:span> меня побери, объяснить кьютимарки?</text:p>
      <text:p text:style-name="P86">– А кьютимарки ты сам даришь пони, когда распознаёшь их жизненное предназначение.</text:p>
      <text:p text:style-name="P8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6">Я пожал плечами.</text:p>
      <text:p text:style-name="P86">– А по-другому я не могу объяснить их появление. К сожалению.</text:p>
      <text:p text:style-name="P11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7">– Хорошо. Уболтал. Кьютимарки беру на себя. Так и знал, что мне самое трудное достанется!</text:p>
      <text:p text:style-name="P11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7">Анакорн проследил мой взгляд.</text:p>
      <text:p text:style-name="P117">– Нечего так смотреть. Если я стану применять магию вместо ловкости, теряется весь смысл упражнения... О, глянь-ка на Эквус!</text:p>
      <text:p text:style-name="P11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7"/>
      <text:p text:style-name="P119">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text:span><text:soft-page-break/><text:span text:style-name="T52">Именно из-за распыления энергии, Эквестрия не может реализоваться.</text:span></text:p>
      <text:p text:style-name="P12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0"/>
      <text:p text:style-name="P12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9"/>
      <text:p text:style-name="P119"/>
      <text:p text:style-name="P117">Я опять задумался. В голове было пусто. Хотя, если подумать с точки зрения программиста, можно... Наверное можно, раз все предыдущее прокатило...</text:p>
      <text:p text:style-name="P118">– <text:span text:style-name="T2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8">– Не понял? Это как? Как ты совместишь разрушенную магическими войнами Эквестрию с романтически-сексуальным раем для попаданцев?</text:p>
      <text:p text:style-name="P118"><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8">Анакорн долго мусолил карандаш, а потом вдруг заржал.</text:p>
      <text:p text:style-name="P118"><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8"><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18">Анакорн примирительно похлопал меня по плечу.</text:p>
      <text:p text:style-name="P118"><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8">Я подозрительно посмотрел на Анакорна.</text:p>
      <text:p text:style-name="P118"><text:span text:style-name="T11">– </text:span>Какой ещё, нафиг, «мой фанфик»? Я никакого фанфика не писал. И не собираюсь, вообще-то.</text:p>
      <text:p text:style-name="P118">Анакорн ехидно ухмыльнулся и откинулся в кресле, переплетя пальцы за затылком.</text:p>
      <text:p text:style-name="P118"><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7"><text:span text:style-name="T11">– </text:span>Эээ... Тут я тебе точно не помощник. Никогда не писал ничего сложнее технической документации. И <text:soft-page-break/>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7"><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7"><text:span text:style-name="T11">– </text:span>Факн щит<text:note text:id="ftn13" text:note-class="footnote"><text:note-citation>13</text:note-citation><text:note-body><text:p text:style-name="P11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7">Анакорн развёл руками.</text:p>
      <text:p text:style-name="P117"><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7">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Анакорн наблюдал за мной без улыбки. По его нейтральному выражению лица невозможно было догадаться, о чём он думает.</text:p>
      <text:p text:style-name="P84"><text:soft-page-break/>– Ну вот и отлично. Рад, что мы наконец-то пришли к сделке.</text:p>
      <text:p text:style-name="P8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7">–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0">Такова природа низкоэнергетических монад</text:span>.</text:p>
      <text:p text:style-name="P84">– А я разве сплю?</text:p>
      <text:p text:style-name="P84">–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11">&lt;</text:span><text:span text:style-name="T30">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8">&lt;<text:span text:style-name="T1">- Но если миры Эквестрии станут существовать — появятся и те из них, в которых тьма страданий, постапокалипсис.</text:span></text:p>
      <text:p text:style-name="P88"><text:span text:style-name="T1">- И это лучше, чем не существовать, поверь</text:span>&gt;</text:p>
      <text:p text:style-name="P85">***</text:p>
      <text:p text:style-name="P85"/>
      <text:p text:style-name="P84">&lt;<text:span text:style-name="T3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text:soft-page-break/>– Привет, Макс. – образ Селестии снова реял передо мной, как <text:span text:style-name="T11">&lt;</text:span><text:span text:style-name="T30">полгода</text:span><text:span text:style-name="T11">&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30">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Я покачал головой.</text:p>
      <text:p text:style-name="P84"><text:span text:style-name="T3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11"> Я</text:span><text:span text:style-name="T3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4">Селестия кивнула, соглашаясь, и образ её начал меркнуть.</text:p>
      <text:p text:style-name="P109">– <text:span text:style-name="T1">Окей. Будь счастлив и... спасибо тебе за всё, Макс.</text:span></text:p>
      <text:p text:style-name="P104">…</text:p>
      <text:p text:style-name="P10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4">Он нахлобучил на себя невесть откуда взявшуюся двууголку.</text:p>
      <text:p text:style-name="P104">– Как вам это нравится, господа?! Дискорд — спаситель Эквестрии! А ведь звучит!!! Разрешите откланяться!..</text:p>
      <text:p text:style-name="P104"/>
      <text:list xml:id="list7178945663869909089" text:style-name="L8">
        <text:list-header>
          <text:p text:style-name="P145">(<text:span text:style-name="T38">Луна — как повелительница снов, слышала разговор Макса с Анакорном</text:span>)</text:p>
          <text:p text:style-name="P146"><text:soft-page-break/></text:p>
        </text:list-header>
      </text:list>
      <text:p text:style-name="P105">***</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79">Я опустил руку на шею Дэш и ощутил теплоту и лёгкое покалывание в пустоте.</text:p>
      <text:p text:style-name="P79"><text:span text:style-name="T11">–</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53" text:outline-level="2">Земля</text:h>
      <text:p text:style-name="P82">Музыкальная тема из бегущего по лезвию бритвы — <text:span text:style-name="T11">Mission impossible</text:span></text:p>
      <text:p text:style-name="P83">&lt;Ужас возвращения из тёплого волшебного мира друзей в холодную скучную реальность.&gt;</text:p>
      <text:p text:style-name="P7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1">двенадцати приползу</text:span>. <text:soft-page-break/>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77"><text:span text:style-name="T1">Я нашарил ногами тапки и пошёл в ванную. Проходя мимо стола, зацепился взглядом за</text:span> эскиз <text:span text:style-name="T1">рисунка</text:span>.</text:p>
      <text:p text:style-name="P7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8">Доставая из стола ключи от машины, опять наткнулся взглядом на эскиз.</text:p>
      <text:p text:style-name="P7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8">Назову-ка я фантазию «Последний фанфик».</text:p>
      <text:p text:style-name="P78"/>
      <text:p text:style-name="P78"/>
      <text:p text:style-name="P78"/>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
      <text:p text:style-name="P79"><text:soft-page-break/></text:p>
      <text:p text:style-name="P79"/>
      <text:p text:style-name="P7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1">&lt;</text:span><text:span text:style-name="T31">Живая лошадь — не кошка, ухаживать за ней сложнее</text:span><text:span text:style-name="T11">&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1">–</text:span> Держись! <text:span text:style-name="T11">–</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1">&lt;</text:span><text:span text:style-name="T30">взгляд</text:span><text:span text:style-name="T11">&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1">—</text:span> выглядело по-дурацки, но тем-не-менее <text:span text:style-name="T11">—</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12T14:13:43.149000000</dc:date>
    <meta:editing-duration>P77DT11H7M26S</meta:editing-duration>
    <meta:editing-cycles>3973</meta:editing-cycles>
    <meta:generator>LibreOffice/5.1.0.3$Windows_x86 LibreOffice_project/5e3e00a007d9b3b6efb6797a8b8e57b51ab1f737</meta:generator>
    <meta:document-statistic meta:table-count="0" meta:image-count="0" meta:object-count="0" meta:page-count="151" meta:paragraph-count="3097" meta:word-count="69944" meta:character-count="465148" meta:non-whitespace-character-count="394927"/>
  </office:meta>
</office:document-meta>
</file>